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3.044cm"/>
    </style:style>
    <style:style style:name="co3" style:family="table-column">
      <style:table-column-properties fo:break-before="auto" style:column-width="2.739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3.761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955cm"/>
    </style:style>
    <style:style style:name="co11" style:family="table-column">
      <style:table-column-properties fo:break-before="auto" style:column-width="7.324cm"/>
    </style:style>
    <style:style style:name="co12" style:family="table-column">
      <style:table-column-properties fo:break-before="auto" style:column-width="2.346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5.749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3.581cm"/>
    </style:style>
    <style:style style:name="co17" style:family="table-column">
      <style:table-column-properties fo:break-before="auto" style:column-width="4.136cm"/>
    </style:style>
    <style:style style:name="co18" style:family="table-column">
      <style:table-column-properties fo:break-before="auto" style:column-width="6.071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 style:data-style-name="N5036"/>
    <style:style style:name="ce4" style:family="table-cell" style:parent-style-name="Excel_20_Built-in_20_Normal" style:data-style-name="N5036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Движение товаров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table:style-name="ce1" office:value-type="string">
            <text:p>ID операции</text:p>
          </table:table-cell>
          <table:table-cell table:style-name="ce2" office:value-type="string">
            <text:p>Дата</text:p>
          </table:table-cell>
          <table:table-cell table:style-name="ce2" office:value-type="string">
            <text:p>ID магазина</text:p>
          </table:table-cell>
          <table:table-cell table:style-name="ce2" office:value-type="string">
            <text:p>Артикул</text:p>
          </table:table-cell>
          <table:table-cell table:style-name="ce2" office:value-type="string">
            <text:p>Количество упаковок, шт.</text:p>
          </table:table-cell>
          <table:table-cell table:style-name="ce2" office:value-type="string">
            <text:p>Тип операции</text:p>
          </table:table-cell>
          <table:table-cell table:style-name="ce2" office:value-type="string">
            <text:p>Цена (руб./1 уп.)</text:p>
          </table:table-cell>
          <table:table-cell table:style-name="ce3"/>
          <table:table-cell table:style-name="ce4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8">
            <text:p>28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9">
            <text:p>3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5">
            <text:p>55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4">
            <text:p>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4">
            <text:p>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">
            <text:p>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">
            <text:p>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">
            <text:p>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">
            <text:p>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">
            <text:p>1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">
            <text:p>1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7">
            <text:p>4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2">
            <text:p>1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3">
            <text:p>1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">
            <text:p>1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">
            <text:p>1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">
            <text:p>1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">
            <text:p>1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">
            <text:p>1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">
            <text:p>1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">
            <text:p>1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1">
            <text:p>1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2">
            <text:p>1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3">
            <text:p>1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">
            <text:p>1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">
            <text:p>1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">
            <text:p>1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7">
            <text:p>1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">
            <text:p>1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9">
            <text:p>1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">
            <text:p>1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">
            <text:p>1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2">
            <text:p>1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3">
            <text:p>1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">
            <text:p>1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5">
            <text:p>1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6">
            <text:p>1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">
            <text:p>1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">
            <text:p>1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0">
            <text:p>1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">
            <text:p>1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">
            <text:p>1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3">
            <text:p>1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4">
            <text:p>1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5">
            <text:p>1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">
            <text:p>1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7">
            <text:p>1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">
            <text:p>1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">
            <text:p>1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0">
            <text:p>1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">
            <text:p>1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2">
            <text:p>1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3">
            <text:p>1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">
            <text:p>1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6">
            <text:p>1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7">
            <text:p>1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8">
            <text:p>1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">
            <text:p>1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">
            <text:p>1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">
            <text:p>1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">
            <text:p>1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">
            <text:p>1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">
            <text:p>1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5">
            <text:p>1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8">
            <text:p>18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">
            <text:p>1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34">
            <text:p>34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7">
            <text:p>1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8">
            <text:p>1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">
            <text:p>1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">
            <text:p>1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1">
            <text:p>1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2">
            <text:p>1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">
            <text:p>1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">
            <text:p>1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">
            <text:p>1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">
            <text:p>1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7">
            <text:p>1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8">
            <text:p>1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">
            <text:p>1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">
            <text:p>1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3">
            <text:p>13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1">
            <text:p>1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2">
            <text:p>1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3">
            <text:p>1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4">
            <text:p>1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5">
            <text:p>1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6">
            <text:p>1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">
            <text:p>1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8">
            <text:p>1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9">
            <text:p>1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0">
            <text:p>1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1">
            <text:p>1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">
            <text:p>1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3">
            <text:p>1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4">
            <text:p>1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">
            <text:p>1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">
            <text:p>1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">
            <text:p>1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">
            <text:p>1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9">
            <text:p>1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0">
            <text:p>1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1">
            <text:p>1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">
            <text:p>1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3">
            <text:p>1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4">
            <text:p>1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">
            <text:p>1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1">
            <text:p>21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">
            <text:p>1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7">
            <text:p>1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8">
            <text:p>1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">
            <text:p>1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0">
            <text:p>2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1">
            <text:p>2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">
            <text:p>2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">
            <text:p>2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4">
            <text:p>2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5">
            <text:p>2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6">
            <text:p>2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7">
            <text:p>2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8">
            <text:p>2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">
            <text:p>2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0">
            <text:p>2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1">
            <text:p>2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2">
            <text:p>2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3">
            <text:p>2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">
            <text:p>2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">
            <text:p>2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6">
            <text:p>2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7">
            <text:p>2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">
            <text:p>2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9">
            <text:p>2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2">
            <text:p>22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">
            <text:p>2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">
            <text:p>2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2">
            <text:p>2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3">
            <text:p>2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">
            <text:p>2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5">
            <text:p>2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6">
            <text:p>2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7">
            <text:p>2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54">
            <text:p>54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8">
            <text:p>2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9">
            <text:p>2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0">
            <text:p>2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31">
            <text:p>2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2">
            <text:p>2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33">
            <text:p>2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34">
            <text:p>2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5">
            <text:p>2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36">
            <text:p>2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37">
            <text:p>2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38">
            <text:p>2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39">
            <text:p>2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40">
            <text:p>2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41">
            <text:p>2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42">
            <text:p>2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43">
            <text:p>2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4">
            <text:p>2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5">
            <text:p>2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46">
            <text:p>2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47">
            <text:p>2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48">
            <text:p>2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49">
            <text:p>2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50">
            <text:p>2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51">
            <text:p>2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52">
            <text:p>25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3">
            <text:p>25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4">
            <text:p>25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55">
            <text:p>25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56">
            <text:p>25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57">
            <text:p>25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58">
            <text:p>25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59">
            <text:p>25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60">
            <text:p>26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1">
            <text:p>26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8">
            <text:p>4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2">
            <text:p>26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63">
            <text:p>26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64">
            <text:p>26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65">
            <text:p>26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66">
            <text:p>26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67">
            <text:p>26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68">
            <text:p>26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69">
            <text:p>26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70">
            <text:p>27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71">
            <text:p>27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2">
            <text:p>27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3">
            <text:p>27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74">
            <text:p>27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75">
            <text:p>27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76">
            <text:p>27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77">
            <text:p>27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78">
            <text:p>27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5">
            <text:p>5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79">
            <text:p>27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0">
            <text:p>28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1">
            <text:p>28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82">
            <text:p>28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83">
            <text:p>28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84">
            <text:p>28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85">
            <text:p>28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86">
            <text:p>28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87">
            <text:p>28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10">
            <text:p>10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88">
            <text:p>28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89">
            <text:p>28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90">
            <text:p>29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1">
            <text:p>29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92">
            <text:p>29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93">
            <text:p>29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94">
            <text:p>29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95">
            <text:p>29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96">
            <text:p>29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97">
            <text:p>29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98">
            <text:p>29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99">
            <text:p>29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00">
            <text:p>30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1">
            <text:p>30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02">
            <text:p>30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3">
            <text:p>30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04">
            <text:p>30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05">
            <text:p>30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7</text:p>
          </table:table-cell>
          <table:table-cell office:value-type="float" office:value="34">
            <text:p>3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6">
            <text:p>30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59">
            <text:p>5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07">
            <text:p>30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08">
            <text:p>30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09">
            <text:p>30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0">
            <text:p>31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11">
            <text:p>31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12">
            <text:p>31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3">
            <text:p>31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14">
            <text:p>31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15">
            <text:p>31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16">
            <text:p>31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17">
            <text:p>31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18">
            <text:p>31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19">
            <text:p>31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20">
            <text:p>32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1">
            <text:p>32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22">
            <text:p>32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23">
            <text:p>32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24">
            <text:p>32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5">
            <text:p>32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60">
            <text:p>60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26">
            <text:p>32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27">
            <text:p>32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8">
            <text:p>32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29">
            <text:p>32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30">
            <text:p>33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31">
            <text:p>33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32">
            <text:p>33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33">
            <text:p>33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34">
            <text:p>33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35">
            <text:p>33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36">
            <text:p>33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37">
            <text:p>33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38">
            <text:p>33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39">
            <text:p>33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0">
            <text:p>34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3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1">
            <text:p>34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42">
            <text:p>342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343">
            <text:p>343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4">
            <text:p>344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45">
            <text:p>345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46">
            <text:p>346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47">
            <text:p>347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48">
            <text:p>348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49">
            <text:p>349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0">
            <text:p>350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51">
            <text:p>351</text:p>
          </table:table-cell>
          <table:table-cell table:style-name="ce3" office:value-type="date" office:date-value="2021-09-01">
            <text:p>01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52">
            <text:p>35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53">
            <text:p>35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354">
            <text:p>35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55">
            <text:p>35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56">
            <text:p>35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57">
            <text:p>35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58">
            <text:p>35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59">
            <text:p>35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60">
            <text:p>36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1">
            <text:p>36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362">
            <text:p>36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63">
            <text:p>36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4">
            <text:p>36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65">
            <text:p>36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66">
            <text:p>36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367">
            <text:p>36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68">
            <text:p>36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69">
            <text:p>36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70">
            <text:p>37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1">
            <text:p>37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72">
            <text:p>37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73">
            <text:p>37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74">
            <text:p>37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75">
            <text:p>37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23">
            <text:p>2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76">
            <text:p>37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377">
            <text:p>37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8">
            <text:p>37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79">
            <text:p>37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0">
            <text:p>38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81">
            <text:p>38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382">
            <text:p>38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83">
            <text:p>38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4">
            <text:p>38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385">
            <text:p>38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386">
            <text:p>38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87">
            <text:p>38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388">
            <text:p>38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table:number-columns-repeated="2"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389">
            <text:p>38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0">
            <text:p>39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1">
            <text:p>39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392">
            <text:p>39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393">
            <text:p>39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394">
            <text:p>39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395">
            <text:p>39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6">
            <text:p>39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0">
            <text:p>20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397">
            <text:p>39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398">
            <text:p>39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399">
            <text:p>39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0">
            <text:p>40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1">
            <text:p>40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2">
            <text:p>40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3">
            <text:p>40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4">
            <text:p>40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05">
            <text:p>40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06">
            <text:p>40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07">
            <text:p>40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08">
            <text:p>40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09">
            <text:p>40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0">
            <text:p>41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11">
            <text:p>41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12">
            <text:p>41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13">
            <text:p>41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4">
            <text:p>41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15">
            <text:p>41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16">
            <text:p>41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17">
            <text:p>41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18">
            <text:p>41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19">
            <text:p>41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420">
            <text:p>42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1">
            <text:p>42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22">
            <text:p>42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23">
            <text:p>42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4">
            <text:p>42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25">
            <text:p>42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33">
            <text:p>33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26">
            <text:p>42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27">
            <text:p>42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5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28">
            <text:p>42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29">
            <text:p>42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0">
            <text:p>43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1">
            <text:p>43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2">
            <text:p>43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33">
            <text:p>43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4">
            <text:p>43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4</text:p>
          </table:table-cell>
          <table:table-cell office:value-type="float" office:value="42">
            <text:p>42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35">
            <text:p>435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0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36">
            <text:p>436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37">
            <text:p>437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38">
            <text:p>438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439">
            <text:p>439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0">
            <text:p>440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1">
            <text:p>441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2">
            <text:p>442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43">
            <text:p>443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44">
            <text:p>444</text:p>
          </table:table-cell>
          <table:table-cell table:style-name="ce3" office:value-type="date" office:date-value="2021-09-02">
            <text:p>02.09.2021</text:p>
          </table:table-cell>
          <table:table-cell office:value-type="string">
            <text:p>A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45">
            <text:p>4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46">
            <text:p>4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47">
            <text:p>4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48">
            <text:p>4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49">
            <text:p>4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50">
            <text:p>4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51">
            <text:p>4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52">
            <text:p>4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3">
            <text:p>4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4">
            <text:p>4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455">
            <text:p>4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56">
            <text:p>4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57">
            <text:p>4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58">
            <text:p>4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59">
            <text:p>4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0">
            <text:p>4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61">
            <text:p>4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2">
            <text:p>4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63">
            <text:p>4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64">
            <text:p>4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465">
            <text:p>4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66">
            <text:p>4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67">
            <text:p>4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68">
            <text:p>4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69">
            <text:p>4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0">
            <text:p>40</text:p>
          </table:table-cell>
          <table:table-cell office:value-type="float" office:value="126">
            <text:p>12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70">
            <text:p>4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71">
            <text:p>4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472">
            <text:p>4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73">
            <text:p>4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74">
            <text:p>4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75">
            <text:p>4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6">
            <text:p>4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77">
            <text:p>4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8">
            <text:p>4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479">
            <text:p>4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0">
            <text:p>4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1">
            <text:p>4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2">
            <text:p>4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3">
            <text:p>4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84">
            <text:p>4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485">
            <text:p>4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6">
            <text:p>4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87">
            <text:p>4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88">
            <text:p>4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89">
            <text:p>4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490">
            <text:p>4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491">
            <text:p>4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492">
            <text:p>4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6">
            <text:p>2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493">
            <text:p>4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494">
            <text:p>49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495">
            <text:p>49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496">
            <text:p>49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497">
            <text:p>49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12">
            <text:p>12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498">
            <text:p>49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499">
            <text:p>49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3">
            <text:p>33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00">
            <text:p>50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1">
            <text:p>50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02">
            <text:p>50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03">
            <text:p>50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04">
            <text:p>50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05">
            <text:p>50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06">
            <text:p>50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07">
            <text:p>50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08">
            <text:p>50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09">
            <text:p>50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10">
            <text:p>51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11">
            <text:p>51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2">
            <text:p>51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13">
            <text:p>51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4">
            <text:p>51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15">
            <text:p>51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6">
            <text:p>56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16">
            <text:p>51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17">
            <text:p>51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18">
            <text:p>51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19">
            <text:p>51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20">
            <text:p>52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21">
            <text:p>52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2">
            <text:p>52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3">
            <text:p>52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24">
            <text:p>52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25">
            <text:p>52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26">
            <text:p>52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7">
            <text:p>52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28">
            <text:p>52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29">
            <text:p>52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530">
            <text:p>53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31">
            <text:p>53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2">
            <text:p>53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33">
            <text:p>53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4">
            <text:p>53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35">
            <text:p>53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36">
            <text:p>53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37">
            <text:p>53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38">
            <text:p>53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39">
            <text:p>53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0">
            <text:p>54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41">
            <text:p>54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42">
            <text:p>54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8">
            <text:p>38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3">
            <text:p>54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4">
            <text:p>54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545">
            <text:p>54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546">
            <text:p>54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9">
            <text:p>9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47">
            <text:p>54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48">
            <text:p>54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49">
            <text:p>54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50">
            <text:p>55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51">
            <text:p>55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2">
            <text:p>55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53">
            <text:p>55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54">
            <text:p>55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5">
            <text:p>55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6">
            <text:p>55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57">
            <text:p>55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58">
            <text:p>55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59">
            <text:p>55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0">
            <text:p>56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61">
            <text:p>56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62">
            <text:p>56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49">
            <text:p>4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63">
            <text:p>56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64">
            <text:p>56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65">
            <text:p>56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37">
            <text:p>37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6">
            <text:p>56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67">
            <text:p>56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68">
            <text:p>56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569">
            <text:p>56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0">
            <text:p>57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571">
            <text:p>57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72">
            <text:p>57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3">
            <text:p>57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74">
            <text:p>57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75">
            <text:p>57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76">
            <text:p>57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7">
            <text:p>57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78">
            <text:p>57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579">
            <text:p>57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0">
            <text:p>58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81">
            <text:p>58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2">
            <text:p>58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3">
            <text:p>58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84">
            <text:p>584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5">
            <text:p>585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86">
            <text:p>586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587">
            <text:p>587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588">
            <text:p>588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589">
            <text:p>589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0">
            <text:p>590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591">
            <text:p>591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592">
            <text:p>592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593">
            <text:p>593</text:p>
          </table:table-cell>
          <table:table-cell table:style-name="ce3" office:value-type="date" office:date-value="2021-09-03">
            <text:p>03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594">
            <text:p>59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595">
            <text:p>59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6">
            <text:p>59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597">
            <text:p>59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598">
            <text:p>59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599">
            <text:p>59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00">
            <text:p>60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1">
            <text:p>60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02">
            <text:p>60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03">
            <text:p>60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04">
            <text:p>60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05">
            <text:p>60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06">
            <text:p>60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07">
            <text:p>60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08">
            <text:p>60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09">
            <text:p>60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0">
            <text:p>61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1">
            <text:p>61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612">
            <text:p>61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13">
            <text:p>61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14">
            <text:p>61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15">
            <text:p>61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6">
            <text:p>61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17">
            <text:p>61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18">
            <text:p>61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19">
            <text:p>61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20">
            <text:p>62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21">
            <text:p>62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22">
            <text:p>62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23">
            <text:p>62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24">
            <text:p>62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5">
            <text:p>62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6">
            <text:p>62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7">
            <text:p>62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28">
            <text:p>62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29">
            <text:p>62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0">
            <text:p>63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31">
            <text:p>63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2">
            <text:p>63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33">
            <text:p>63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34">
            <text:p>63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35">
            <text:p>63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2</text:p>
          </table:table-cell>
          <table:table-cell office:value-type="float" office:value="19">
            <text:p>1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36">
            <text:p>63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53">
            <text:p>53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37">
            <text:p>63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38">
            <text:p>63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39">
            <text:p>63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40">
            <text:p>64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41">
            <text:p>64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42">
            <text:p>64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3">
            <text:p>64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4">
            <text:p>64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45">
            <text:p>64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5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46">
            <text:p>64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47">
            <text:p>64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8">
            <text:p>64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49">
            <text:p>64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50">
            <text:p>65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1">
            <text:p>65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52">
            <text:p>65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53">
            <text:p>65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4">
            <text:p>654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55">
            <text:p>655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56">
            <text:p>656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46">
            <text:p>4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7">
            <text:p>657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58">
            <text:p>658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6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59">
            <text:p>659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60">
            <text:p>660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61">
            <text:p>661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2">
            <text:p>662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63">
            <text:p>663</text:p>
          </table:table-cell>
          <table:table-cell table:style-name="ce3" office:value-type="date" office:date-value="2021-09-04">
            <text:p>04.09.2021</text:p>
          </table:table-cell>
          <table:table-cell office:value-type="string">
            <text:p>A7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64">
            <text:p>6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65">
            <text:p>6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66">
            <text:p>6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67">
            <text:p>6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68">
            <text:p>6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69">
            <text:p>6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70">
            <text:p>6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71">
            <text:p>6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2">
            <text:p>6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73">
            <text:p>6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74">
            <text:p>6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75">
            <text:p>6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676">
            <text:p>6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77">
            <text:p>6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4">
            <text:p>34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678">
            <text:p>6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679">
            <text:p>6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680">
            <text:p>6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681">
            <text:p>6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682">
            <text:p>6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3">
            <text:p>6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684">
            <text:p>6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85">
            <text:p>6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86">
            <text:p>6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7">
            <text:p>37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687">
            <text:p>6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88">
            <text:p>6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689">
            <text:p>6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690">
            <text:p>6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1">
            <text:p>6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692">
            <text:p>6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3">
            <text:p>6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694">
            <text:p>6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695">
            <text:p>6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696">
            <text:p>6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7">
            <text:p>6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698">
            <text:p>6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699">
            <text:p>6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00">
            <text:p>7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01">
            <text:p>7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5">
            <text:p>1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02">
            <text:p>7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03">
            <text:p>7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04">
            <text:p>7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5">
            <text:p>7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06">
            <text:p>7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07">
            <text:p>7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21">
            <text:p>21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08">
            <text:p>7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8">
            <text:p>8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09">
            <text:p>7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0">
            <text:p>7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7">
            <text:p>17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11">
            <text:p>7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12">
            <text:p>7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13">
            <text:p>7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14">
            <text:p>7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15">
            <text:p>7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16">
            <text:p>7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17">
            <text:p>7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18">
            <text:p>7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19">
            <text:p>7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0">
            <text:p>7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21">
            <text:p>7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22">
            <text:p>7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23">
            <text:p>7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24">
            <text:p>7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25">
            <text:p>7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26">
            <text:p>7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27">
            <text:p>7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28">
            <text:p>7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29">
            <text:p>7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30">
            <text:p>7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1">
            <text:p>7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2">
            <text:p>7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33">
            <text:p>7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34">
            <text:p>7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35">
            <text:p>7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36">
            <text:p>7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7">
            <text:p>7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38">
            <text:p>7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39">
            <text:p>7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40">
            <text:p>7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41">
            <text:p>7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2">
            <text:p>7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43">
            <text:p>7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4">
            <text:p>7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45">
            <text:p>7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46">
            <text:p>7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747">
            <text:p>7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48">
            <text:p>7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49">
            <text:p>7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50">
            <text:p>7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51">
            <text:p>7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2">
            <text:p>7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3">
            <text:p>7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54">
            <text:p>7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55">
            <text:p>7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56">
            <text:p>7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757">
            <text:p>7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58">
            <text:p>7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59">
            <text:p>7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60">
            <text:p>7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1">
            <text:p>7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62">
            <text:p>7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63">
            <text:p>7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64">
            <text:p>7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65">
            <text:p>7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6">
            <text:p>7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67">
            <text:p>7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68">
            <text:p>7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69">
            <text:p>7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70">
            <text:p>7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1">
            <text:p>7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3">
            <text:p>53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2">
            <text:p>7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73">
            <text:p>7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74">
            <text:p>7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775">
            <text:p>7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76">
            <text:p>7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3">
            <text:p>53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77">
            <text:p>7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778">
            <text:p>7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79">
            <text:p>7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1">
            <text:p>51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780">
            <text:p>7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781">
            <text:p>7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2">
            <text:p>7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1">
            <text:p>21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783">
            <text:p>7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4">
            <text:p>7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85">
            <text:p>7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786">
            <text:p>7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7">
            <text:p>7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788">
            <text:p>7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4">
            <text:p>44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789">
            <text:p>7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4">
            <text:p>2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0">
            <text:p>7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791">
            <text:p>7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2">
            <text:p>7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0">
            <text:p>1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793">
            <text:p>7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794">
            <text:p>7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795">
            <text:p>7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6">
            <text:p>7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797">
            <text:p>7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798">
            <text:p>7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799">
            <text:p>7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0">
            <text:p>8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01">
            <text:p>8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02">
            <text:p>8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03">
            <text:p>8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4">
            <text:p>8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05">
            <text:p>8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06">
            <text:p>8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07">
            <text:p>8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08">
            <text:p>8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09">
            <text:p>8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10">
            <text:p>8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1">
            <text:p>8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12">
            <text:p>8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13">
            <text:p>8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4">
            <text:p>8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15">
            <text:p>8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16">
            <text:p>8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17">
            <text:p>8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8">
            <text:p>8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19">
            <text:p>8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20">
            <text:p>82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1">
            <text:p>82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22">
            <text:p>82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23">
            <text:p>82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49">
            <text:p>49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4">
            <text:p>82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5">
            <text:p>82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26">
            <text:p>82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7">
            <text:p>82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28">
            <text:p>82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29">
            <text:p>82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0">
            <text:p>83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31">
            <text:p>83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32">
            <text:p>83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3">
            <text:p>83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34">
            <text:p>83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5">
            <text:p>83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36">
            <text:p>83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37">
            <text:p>83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38">
            <text:p>83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39">
            <text:p>83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0">
            <text:p>84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1">
            <text:p>84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26">
            <text:p>26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42">
            <text:p>84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3">
            <text:p>84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44">
            <text:p>84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45">
            <text:p>84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46">
            <text:p>84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47">
            <text:p>84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48">
            <text:p>84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49">
            <text:p>84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0">
            <text:p>85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51">
            <text:p>85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2">
            <text:p>85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3">
            <text:p>85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54">
            <text:p>85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55">
            <text:p>85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56">
            <text:p>85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48">
            <text:p>48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57">
            <text:p>85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858">
            <text:p>85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59">
            <text:p>85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60">
            <text:p>86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61">
            <text:p>86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2">
            <text:p>86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63">
            <text:p>86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64">
            <text:p>86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65">
            <text:p>86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6">
            <text:p>86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67">
            <text:p>86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868">
            <text:p>86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35">
            <text:p>35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69">
            <text:p>86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70">
            <text:p>87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71">
            <text:p>87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72">
            <text:p>87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73">
            <text:p>87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74">
            <text:p>87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875">
            <text:p>87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76">
            <text:p>87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7">
            <text:p>87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6</text:p>
          </table:table-cell>
          <table:table-cell office:value-type="float" office:value="44">
            <text:p>44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878">
            <text:p>87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7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879">
            <text:p>87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80">
            <text:p>88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1">
            <text:p>88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882">
            <text:p>88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3">
            <text:p>88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884">
            <text:p>88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885">
            <text:p>88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886">
            <text:p>88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7">
            <text:p>88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88">
            <text:p>88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89">
            <text:p>88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890">
            <text:p>89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1">
            <text:p>89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2">
            <text:p>89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893">
            <text:p>89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32">
            <text:p>32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894">
            <text:p>89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895">
            <text:p>89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896">
            <text:p>89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897">
            <text:p>89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898">
            <text:p>89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4</text:p>
          </table:table-cell>
          <table:table-cell office:value-type="float" office:value="59">
            <text:p>5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899">
            <text:p>89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0">
            <text:p>90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01">
            <text:p>90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2</text:p>
          </table:table-cell>
          <table:table-cell office:value-type="float" office:value="23">
            <text:p>23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2">
            <text:p>90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3">
            <text:p>90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04">
            <text:p>90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05">
            <text:p>90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6">
            <text:p>90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07">
            <text:p>90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8">
            <text:p>90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09">
            <text:p>90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10">
            <text:p>910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11">
            <text:p>911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2">
            <text:p>912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13">
            <text:p>913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14">
            <text:p>914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15">
            <text:p>915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5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16">
            <text:p>916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17">
            <text:p>917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18">
            <text:p>918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6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19">
            <text:p>919</text:p>
          </table:table-cell>
          <table:table-cell table:style-name="ce3" office:value-type="date" office:date-value="2021-09-05">
            <text:p>05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0">
            <text:p>9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1">
            <text:p>9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4">
            <text:p>24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2">
            <text:p>9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23">
            <text:p>9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4">
            <text:p>9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25">
            <text:p>9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26">
            <text:p>9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27">
            <text:p>9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28">
            <text:p>9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29">
            <text:p>9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30">
            <text:p>9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1">
            <text:p>9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32">
            <text:p>9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33">
            <text:p>9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934">
            <text:p>9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35">
            <text:p>9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36">
            <text:p>9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0">
            <text:p>3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37">
            <text:p>9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4">
            <text:p>5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8">
            <text:p>9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9">
            <text:p>19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39">
            <text:p>9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40">
            <text:p>9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9">
            <text:p>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1">
            <text:p>9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9">
            <text:p>49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42">
            <text:p>9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43">
            <text:p>9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44">
            <text:p>9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45">
            <text:p>9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46">
            <text:p>9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47">
            <text:p>9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48">
            <text:p>9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49">
            <text:p>9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50">
            <text:p>9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51">
            <text:p>9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2">
            <text:p>9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53">
            <text:p>9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9">
            <text:p>9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4">
            <text:p>9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55">
            <text:p>9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6">
            <text:p>9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57">
            <text:p>9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958">
            <text:p>9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59">
            <text:p>9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60">
            <text:p>9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61">
            <text:p>9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62">
            <text:p>9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63">
            <text:p>9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964">
            <text:p>9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5">
            <text:p>9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66">
            <text:p>9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9">
            <text:p>5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67">
            <text:p>9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68">
            <text:p>9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3">
            <text:p>53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69">
            <text:p>9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70">
            <text:p>9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1">
            <text:p>1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1">
            <text:p>9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2">
            <text:p>9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3">
            <text:p>9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4">
            <text:p>9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75">
            <text:p>9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76">
            <text:p>9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977">
            <text:p>9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978">
            <text:p>9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979">
            <text:p>9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0">
            <text:p>9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1">
            <text:p>9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982">
            <text:p>9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983">
            <text:p>9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4">
            <text:p>9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985">
            <text:p>9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86">
            <text:p>9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987">
            <text:p>9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88">
            <text:p>9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89">
            <text:p>9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990">
            <text:p>9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1">
            <text:p>9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2">
            <text:p>9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993">
            <text:p>9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4">
            <text:p>9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995">
            <text:p>9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996">
            <text:p>9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5">
            <text:p>25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997">
            <text:p>9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998">
            <text:p>9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999">
            <text:p>9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5">
            <text:p>3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00">
            <text:p>10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01">
            <text:p>10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5">
            <text:p>45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2">
            <text:p>10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03">
            <text:p>10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04">
            <text:p>10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05">
            <text:p>10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06">
            <text:p>10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07">
            <text:p>10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08">
            <text:p>10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9">
            <text:p>29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09">
            <text:p>10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0">
            <text:p>10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1">
            <text:p>10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12">
            <text:p>10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1">
            <text:p>3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3">
            <text:p>10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14">
            <text:p>10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17">
            <text:p>17</text:p>
          </table:table-cell>
          <table:table-cell office:value-type="float" office:value="177">
            <text:p>17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15">
            <text:p>10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16">
            <text:p>10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17">
            <text:p>10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18">
            <text:p>10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19">
            <text:p>10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20">
            <text:p>10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1">
            <text:p>10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1">
            <text:p>21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22">
            <text:p>10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23">
            <text:p>10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24">
            <text:p>10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3">
            <text:p>23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5">
            <text:p>10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26">
            <text:p>10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27">
            <text:p>10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28">
            <text:p>10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29">
            <text:p>10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30">
            <text:p>10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31">
            <text:p>10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32">
            <text:p>10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33">
            <text:p>10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034">
            <text:p>10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5">
            <text:p>10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36">
            <text:p>10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37">
            <text:p>10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38">
            <text:p>10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39">
            <text:p>10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0">
            <text:p>10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1">
            <text:p>10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2">
            <text:p>10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43">
            <text:p>10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4">
            <text:p>10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045">
            <text:p>10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46">
            <text:p>10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47">
            <text:p>10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8">
            <text:p>10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77">
            <text:p>7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49">
            <text:p>10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50">
            <text:p>10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51">
            <text:p>10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52">
            <text:p>10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053">
            <text:p>10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54">
            <text:p>10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5">
            <text:p>10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56">
            <text:p>10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57">
            <text:p>10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58">
            <text:p>10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59">
            <text:p>10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4">
            <text:p>54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060">
            <text:p>10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61">
            <text:p>10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62">
            <text:p>10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3">
            <text:p>10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4">
            <text:p>10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65">
            <text:p>10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66">
            <text:p>10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67">
            <text:p>10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8">
            <text:p>10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69">
            <text:p>10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70">
            <text:p>10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71">
            <text:p>10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72">
            <text:p>10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073">
            <text:p>10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74">
            <text:p>10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075">
            <text:p>10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076">
            <text:p>10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77">
            <text:p>10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078">
            <text:p>10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79">
            <text:p>10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0">
            <text:p>10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1">
            <text:p>10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82">
            <text:p>10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3">
            <text:p>10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084">
            <text:p>10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5">
            <text:p>10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086">
            <text:p>10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87">
            <text:p>10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88">
            <text:p>10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4">
            <text:p>24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089">
            <text:p>10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0">
            <text:p>10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091">
            <text:p>10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4">
            <text:p>3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2">
            <text:p>10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3">
            <text:p>10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4">
            <text:p>10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095">
            <text:p>10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096">
            <text:p>10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79">
            <text:p>17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097">
            <text:p>10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098">
            <text:p>10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table:number-columns-repeated="2"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099">
            <text:p>10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1">
            <text:p>21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00">
            <text:p>11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01">
            <text:p>11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02">
            <text:p>11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03">
            <text:p>11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04">
            <text:p>11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5">
            <text:p>11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1">
            <text:p>41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06">
            <text:p>11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0">
            <text:p>20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07">
            <text:p>11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08">
            <text:p>11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09">
            <text:p>11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10">
            <text:p>11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1">
            <text:p>11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2">
            <text:p>11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13">
            <text:p>11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14">
            <text:p>11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15">
            <text:p>11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3">
            <text:p>13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16">
            <text:p>11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17">
            <text:p>11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4">
            <text:p>44</text:p>
          </table:table-cell>
          <table:table-cell office:value-type="float" office:value="198">
            <text:p>198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18">
            <text:p>11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19">
            <text:p>11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0">
            <text:p>11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8">
            <text:p>38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1">
            <text:p>11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3">
            <text:p>53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2">
            <text:p>11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3">
            <text:p>11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4">
            <text:p>54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24">
            <text:p>11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5">
            <text:p>11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26">
            <text:p>11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27">
            <text:p>11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28">
            <text:p>11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29">
            <text:p>11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130">
            <text:p>11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31">
            <text:p>11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32">
            <text:p>11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33">
            <text:p>11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4">
            <text:p>11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35">
            <text:p>11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36">
            <text:p>11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37">
            <text:p>11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38">
            <text:p>11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39">
            <text:p>11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0">
            <text:p>11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41">
            <text:p>11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2">
            <text:p>11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143">
            <text:p>11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44">
            <text:p>11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5">
            <text:p>11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46">
            <text:p>11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47">
            <text:p>11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48">
            <text:p>11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49">
            <text:p>11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50">
            <text:p>11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1">
            <text:p>11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2">
            <text:p>11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0">
            <text:p>30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53">
            <text:p>11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54">
            <text:p>11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1">
            <text:p>21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55">
            <text:p>11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56">
            <text:p>11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57">
            <text:p>11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7">
            <text:p>5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58">
            <text:p>11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59">
            <text:p>11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60">
            <text:p>11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61">
            <text:p>11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62">
            <text:p>11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3">
            <text:p>11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4">
            <text:p>11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65">
            <text:p>11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6">
            <text:p>11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67">
            <text:p>11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168">
            <text:p>11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169">
            <text:p>11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70">
            <text:p>11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171">
            <text:p>11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9">
            <text:p>9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72">
            <text:p>11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173">
            <text:p>11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4">
            <text:p>11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5">
            <text:p>11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176">
            <text:p>11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177">
            <text:p>11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78">
            <text:p>11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40">
            <text:p>4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79">
            <text:p>11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0">
            <text:p>11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6">
            <text:p>36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1">
            <text:p>11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2">
            <text:p>11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183">
            <text:p>11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84">
            <text:p>11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5">
            <text:p>11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86">
            <text:p>11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60">
            <text:p>60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187">
            <text:p>11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8">
            <text:p>11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5">
            <text:p>45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189">
            <text:p>11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190">
            <text:p>11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1">
            <text:p>11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9">
            <text:p>29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192">
            <text:p>11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4">
            <text:p>5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3">
            <text:p>11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4">
            <text:p>11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195">
            <text:p>11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196">
            <text:p>11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7">
            <text:p>47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197">
            <text:p>11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8">
            <text:p>11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199">
            <text:p>11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0">
            <text:p>12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01">
            <text:p>12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2">
            <text:p>12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03">
            <text:p>12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04">
            <text:p>12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05">
            <text:p>12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06">
            <text:p>12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5">
            <text:p>35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07">
            <text:p>12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8">
            <text:p>12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09">
            <text:p>12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10">
            <text:p>12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1">
            <text:p>12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2">
            <text:p>12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3">
            <text:p>12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14">
            <text:p>12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15">
            <text:p>12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16">
            <text:p>12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17">
            <text:p>12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18">
            <text:p>12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19">
            <text:p>12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0">
            <text:p>12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21">
            <text:p>12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2">
            <text:p>12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22">
            <text:p>12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3">
            <text:p>12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38">
            <text:p>38</text:p>
          </table:table-cell>
          <table:table-cell office:value-type="float" office:value="182">
            <text:p>1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24">
            <text:p>12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5">
            <text:p>12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26">
            <text:p>12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27">
            <text:p>12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28">
            <text:p>12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29">
            <text:p>12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30">
            <text:p>12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31">
            <text:p>12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32">
            <text:p>12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33">
            <text:p>12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3">
            <text:p>43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34">
            <text:p>12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5">
            <text:p>12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36">
            <text:p>12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7">
            <text:p>12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38">
            <text:p>12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39">
            <text:p>12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40">
            <text:p>12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1">
            <text:p>12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42">
            <text:p>12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3">
            <text:p>12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44">
            <text:p>12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5">
            <text:p>12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6">
            <text:p>12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47">
            <text:p>12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48">
            <text:p>124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49">
            <text:p>124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250">
            <text:p>125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51">
            <text:p>125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9">
            <text:p>16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52">
            <text:p>125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3">
            <text:p>125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4">
            <text:p>125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55">
            <text:p>125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56">
            <text:p>125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257">
            <text:p>125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58">
            <text:p>125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59">
            <text:p>125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60">
            <text:p>126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61">
            <text:p>126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262">
            <text:p>126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3">
            <text:p>126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64">
            <text:p>126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65">
            <text:p>126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66">
            <text:p>126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67">
            <text:p>126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68">
            <text:p>126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15">
            <text:p>1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69">
            <text:p>126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270">
            <text:p>127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1">
            <text:p>127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272">
            <text:p>127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1">
            <text:p>41</text:p>
          </table:table-cell>
          <table:table-cell office:value-type="float" office:value="146">
            <text:p>1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73">
            <text:p>127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4">
            <text:p>127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75">
            <text:p>127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76">
            <text:p>127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4">
            <text:p>14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77">
            <text:p>127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2">
            <text:p>1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78">
            <text:p>127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79">
            <text:p>127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80">
            <text:p>128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281">
            <text:p>128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2">
            <text:p>128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83">
            <text:p>128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4">
            <text:p>128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85">
            <text:p>128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0">
            <text:p>5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86">
            <text:p>128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87">
            <text:p>128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288">
            <text:p>128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289">
            <text:p>128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290">
            <text:p>129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56">
            <text:p>5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291">
            <text:p>129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2">
            <text:p>129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293">
            <text:p>129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294">
            <text:p>129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295">
            <text:p>129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296">
            <text:p>129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297">
            <text:p>129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298">
            <text:p>129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299">
            <text:p>129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00">
            <text:p>130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01">
            <text:p>130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2">
            <text:p>130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3">
            <text:p>130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</text:p>
          </table:table-cell>
          <table:table-cell office:value-type="float" office:value="28">
            <text:p>2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04">
            <text:p>130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5">
            <text:p>130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6">
            <text:p>130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07">
            <text:p>130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08">
            <text:p>130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09">
            <text:p>130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0">
            <text:p>131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11">
            <text:p>131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2">
            <text:p>131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13">
            <text:p>1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13">
            <text:p>131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4">
            <text:p>131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5">
            <text:p>131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16">
            <text:p>131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17">
            <text:p>131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18">
            <text:p>131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19">
            <text:p>131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8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0">
            <text:p>132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1">
            <text:p>132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22">
            <text:p>132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49">
            <text:p>49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23">
            <text:p>132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24">
            <text:p>132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25">
            <text:p>132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6">
            <text:p>132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27">
            <text:p>132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28">
            <text:p>132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29">
            <text:p>132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0">
            <text:p>133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31">
            <text:p>133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1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2">
            <text:p>133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3">
            <text:p>133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35">
            <text:p>35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34">
            <text:p>133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4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35">
            <text:p>133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36">
            <text:p>133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47">
            <text:p>4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337">
            <text:p>133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2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38">
            <text:p>1338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39">
            <text:p>1339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8</text:p>
          </table:table-cell>
          <table:table-cell office:value-type="float" office:value="35">
            <text:p>35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0">
            <text:p>1340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1">
            <text:p>1341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42">
            <text:p>1342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43">
            <text:p>1343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4">
            <text:p>1344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45">
            <text:p>1345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15">
            <text:p>15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6">
            <text:p>1346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47">
            <text:p>1347</text:p>
          </table:table-cell>
          <table:table-cell table:style-name="ce3" office:value-type="date" office:date-value="2021-09-06">
            <text:p>06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48">
            <text:p>134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49">
            <text:p>134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50">
            <text:p>135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51">
            <text:p>135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52">
            <text:p>135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3">
            <text:p>135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4">
            <text:p>135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5</text:p>
          </table:table-cell>
          <table:table-cell office:value-type="float" office:value="52">
            <text:p>52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55">
            <text:p>135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6">
            <text:p>135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57">
            <text:p>135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58">
            <text:p>135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59">
            <text:p>135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3">
            <text:p>13</text:p>
          </table:table-cell>
          <table:table-cell office:value-type="float" office:value="178">
            <text:p>1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0">
            <text:p>136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61">
            <text:p>136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62">
            <text:p>136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363">
            <text:p>136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4">
            <text:p>136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65">
            <text:p>136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66">
            <text:p>136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34">
            <text:p>34</text:p>
          </table:table-cell>
          <table:table-cell office:value-type="float" office:value="123">
            <text:p>12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7">
            <text:p>136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68">
            <text:p>136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69">
            <text:p>136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0">
            <text:p>137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1">
            <text:p>137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33">
            <text:p>33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2">
            <text:p>137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41">
            <text:p>41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3">
            <text:p>137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4">
            <text:p>137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375">
            <text:p>137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8</text:p>
          </table:table-cell>
          <table:table-cell office:value-type="float" office:value="17">
            <text:p>17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6">
            <text:p>137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77">
            <text:p>137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378">
            <text:p>137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7</text:p>
          </table:table-cell>
          <table:table-cell office:value-type="float" office:value="32">
            <text:p>32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79">
            <text:p>137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380">
            <text:p>138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381">
            <text:p>138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382">
            <text:p>138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83">
            <text:p>138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4">
            <text:p>1384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385">
            <text:p>1385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5</text:p>
          </table:table-cell>
          <table:table-cell office:value-type="float" office:value="52">
            <text:p>52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86">
            <text:p>1386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87">
            <text:p>1387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388">
            <text:p>1388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6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389">
            <text:p>1389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0">
            <text:p>1390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1">
            <text:p>1391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392">
            <text:p>1392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393">
            <text:p>1393</text:p>
          </table:table-cell>
          <table:table-cell table:style-name="ce3" office:value-type="date" office:date-value="2021-09-07">
            <text:p>07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4">
            <text:p>13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395">
            <text:p>13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396">
            <text:p>13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397">
            <text:p>13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398">
            <text:p>13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399">
            <text:p>13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0">
            <text:p>14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1">
            <text:p>14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02">
            <text:p>14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03">
            <text:p>14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04">
            <text:p>14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05">
            <text:p>14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6">
            <text:p>14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7">
            <text:p>14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08">
            <text:p>14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1">
            <text:p>11</text:p>
          </table:table-cell>
          <table:table-cell office:value-type="float" office:value="151">
            <text:p>1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09">
            <text:p>14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10">
            <text:p>14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135">
            <text:p>13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11">
            <text:p>14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2">
            <text:p>14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13">
            <text:p>14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14">
            <text:p>14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15">
            <text:p>14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16">
            <text:p>14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40">
            <text:p>4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17">
            <text:p>14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18">
            <text:p>14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19">
            <text:p>14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20">
            <text:p>14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21">
            <text:p>14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2">
            <text:p>14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23">
            <text:p>14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24">
            <text:p>14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0">
            <text:p>30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25">
            <text:p>14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7">
            <text:p>4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26">
            <text:p>14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27">
            <text:p>14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2">
            <text:p>32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428">
            <text:p>14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29">
            <text:p>14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30">
            <text:p>14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1">
            <text:p>14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32">
            <text:p>14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33">
            <text:p>14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34">
            <text:p>14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8">
            <text:p>18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35">
            <text:p>14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36">
            <text:p>14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37">
            <text:p>14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38">
            <text:p>14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39">
            <text:p>14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40">
            <text:p>14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41">
            <text:p>14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28">
            <text:p>2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42">
            <text:p>14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43">
            <text:p>14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44">
            <text:p>14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45">
            <text:p>14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6">
            <text:p>14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47">
            <text:p>14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48">
            <text:p>14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13">
            <text:p>1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49">
            <text:p>14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0">
            <text:p>14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51">
            <text:p>14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6">
            <text:p>26</text:p>
          </table:table-cell>
          <table:table-cell office:value-type="float" office:value="188">
            <text:p>18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52">
            <text:p>14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53">
            <text:p>14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54">
            <text:p>14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55">
            <text:p>14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6">
            <text:p>14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57">
            <text:p>14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8">
            <text:p>14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9">
            <text:p>39</text:p>
          </table:table-cell>
          <table:table-cell office:value-type="float" office:value="200">
            <text:p>20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59">
            <text:p>14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40">
            <text:p>40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0">
            <text:p>14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1">
            <text:p>14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462">
            <text:p>14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463">
            <text:p>14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64">
            <text:p>14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65">
            <text:p>14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6">
            <text:p>14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67">
            <text:p>14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68">
            <text:p>14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69">
            <text:p>14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0">
            <text:p>14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471">
            <text:p>14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7">
            <text:p>57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72">
            <text:p>14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73">
            <text:p>14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74">
            <text:p>14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475">
            <text:p>14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76">
            <text:p>14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77">
            <text:p>14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78">
            <text:p>14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79">
            <text:p>14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480">
            <text:p>14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481">
            <text:p>14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82">
            <text:p>14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83">
            <text:p>14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84">
            <text:p>14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485">
            <text:p>14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486">
            <text:p>14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7">
            <text:p>14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488">
            <text:p>14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4">
            <text:p>24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89">
            <text:p>14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0">
            <text:p>14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491">
            <text:p>14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2">
            <text:p>14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3">
            <text:p>14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494">
            <text:p>14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7">
            <text:p>47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495">
            <text:p>14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496">
            <text:p>14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497">
            <text:p>14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498">
            <text:p>14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499">
            <text:p>14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0">
            <text:p>15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01">
            <text:p>15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55">
            <text:p>55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02">
            <text:p>15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03">
            <text:p>15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04">
            <text:p>15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05">
            <text:p>15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06">
            <text:p>15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7">
            <text:p>15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6">
            <text:p>46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08">
            <text:p>15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09">
            <text:p>15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10">
            <text:p>15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1">
            <text:p>15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12">
            <text:p>15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3">
            <text:p>23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13">
            <text:p>15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42">
            <text:p>42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4">
            <text:p>15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15">
            <text:p>15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16">
            <text:p>15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17">
            <text:p>15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18">
            <text:p>15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19">
            <text:p>15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6">
            <text:p>5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20">
            <text:p>15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21">
            <text:p>15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8">
            <text:p>18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22">
            <text:p>15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3">
            <text:p>15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24">
            <text:p>15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02">
            <text:p>10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25">
            <text:p>15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26">
            <text:p>15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27">
            <text:p>15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28">
            <text:p>15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85">
            <text:p>85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29">
            <text:p>15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50">
            <text:p>50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30">
            <text:p>15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1">
            <text:p>15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2">
            <text:p>15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33">
            <text:p>15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34">
            <text:p>15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35">
            <text:p>15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6">
            <text:p>15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37">
            <text:p>15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38">
            <text:p>15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39">
            <text:p>15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1">
            <text:p>31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540">
            <text:p>15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41">
            <text:p>15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42">
            <text:p>15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43">
            <text:p>15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4">
            <text:p>15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45">
            <text:p>15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46">
            <text:p>15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7">
            <text:p>15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48">
            <text:p>15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49">
            <text:p>15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0">
            <text:p>15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1">
            <text:p>15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52">
            <text:p>15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53">
            <text:p>15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54">
            <text:p>15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5">
            <text:p>15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6">
            <text:p>26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556">
            <text:p>15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57">
            <text:p>15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9">
            <text:p>49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58">
            <text:p>15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59">
            <text:p>15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60">
            <text:p>15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61">
            <text:p>15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62">
            <text:p>15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3">
            <text:p>15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64">
            <text:p>15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65">
            <text:p>15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8">
            <text:p>5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566">
            <text:p>15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67">
            <text:p>15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568">
            <text:p>15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69">
            <text:p>15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70">
            <text:p>15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1">
            <text:p>157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4">
            <text:p>34</text:p>
          </table:table-cell>
          <table:table-cell office:value-type="float" office:value="118">
            <text:p>11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2">
            <text:p>157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3">
            <text:p>157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2">
            <text:p>4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74">
            <text:p>157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8">
            <text:p>8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575">
            <text:p>157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76">
            <text:p>157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77">
            <text:p>157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9">
            <text:p>39</text:p>
          </table:table-cell>
          <table:table-cell office:value-type="float" office:value="80">
            <text:p>8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78">
            <text:p>157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79">
            <text:p>157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1">
            <text:p>41</text:p>
          </table:table-cell>
          <table:table-cell office:value-type="float" office:value="184">
            <text:p>18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0">
            <text:p>158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581">
            <text:p>158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82">
            <text:p>158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3">
            <text:p>23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3">
            <text:p>158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84">
            <text:p>158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85">
            <text:p>158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86">
            <text:p>158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587">
            <text:p>158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588">
            <text:p>158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589">
            <text:p>158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0">
            <text:p>159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81">
            <text:p>18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591">
            <text:p>159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592">
            <text:p>159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3">
            <text:p>159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594">
            <text:p>159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595">
            <text:p>159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18">
            <text:p>18</text:p>
          </table:table-cell>
          <table:table-cell office:value-type="float" office:value="194">
            <text:p>19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596">
            <text:p>159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597">
            <text:p>159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598">
            <text:p>159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599">
            <text:p>159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00">
            <text:p>160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43">
            <text:p>43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01">
            <text:p>160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02">
            <text:p>160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3">
            <text:p>160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24">
            <text:p>24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04">
            <text:p>160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5">
            <text:p>160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06">
            <text:p>160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07">
            <text:p>160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08">
            <text:p>160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09">
            <text:p>160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0">
            <text:p>161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1">
            <text:p>161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12">
            <text:p>161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3">
            <text:p>161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14">
            <text:p>161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15">
            <text:p>161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16">
            <text:p>161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17">
            <text:p>161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18">
            <text:p>161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37">
            <text:p>37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19">
            <text:p>161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20">
            <text:p>162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1">
            <text:p>162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19">
            <text:p>19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22">
            <text:p>162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31">
            <text:p>31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23">
            <text:p>162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24">
            <text:p>162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25">
            <text:p>162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6">
            <text:p>162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27">
            <text:p>162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4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28">
            <text:p>162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29">
            <text:p>162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30">
            <text:p>163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6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31">
            <text:p>163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15">
            <text:p>15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32">
            <text:p>163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33">
            <text:p>163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34">
            <text:p>163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45">
            <text:p>45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5">
            <text:p>163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36">
            <text:p>163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37">
            <text:p>163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49">
            <text:p>49</text:p>
          </table:table-cell>
          <table:table-cell office:value-type="float" office:value="187">
            <text:p>18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38">
            <text:p>163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39">
            <text:p>163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40">
            <text:p>164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41">
            <text:p>164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2">
            <text:p>164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43">
            <text:p>164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4">
            <text:p>14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44">
            <text:p>164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45">
            <text:p>164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6">
            <text:p>164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55">
            <text:p>55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47">
            <text:p>164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48">
            <text:p>164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49">
            <text:p>164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50">
            <text:p>165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32">
            <text:p>32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51">
            <text:p>165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52">
            <text:p>165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3">
            <text:p>165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54">
            <text:p>165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55">
            <text:p>165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6">
            <text:p>165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3">
            <text:p>23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57">
            <text:p>165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28">
            <text:p>28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58">
            <text:p>165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59">
            <text:p>165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2</text:p>
          </table:table-cell>
          <table:table-cell office:value-type="float" office:value="27">
            <text:p>27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60">
            <text:p>166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61">
            <text:p>1661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5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62">
            <text:p>1662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3">
            <text:p>1663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3</text:p>
          </table:table-cell>
          <table:table-cell office:value-type="float" office:value="44">
            <text:p>44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64">
            <text:p>1664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65">
            <text:p>1665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</text:p>
          </table:table-cell>
          <table:table-cell office:value-type="float" office:value="42">
            <text:p>42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66">
            <text:p>1666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2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7">
            <text:p>1667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8</text:p>
          </table:table-cell>
          <table:table-cell office:value-type="float" office:value="22">
            <text:p>2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68">
            <text:p>1668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69">
            <text:p>1669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17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670">
            <text:p>1670</text:p>
          </table:table-cell>
          <table:table-cell table:style-name="ce3" office:value-type="date" office:date-value="2021-09-08">
            <text:p>08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671">
            <text:p>16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6">
            <text:p>46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72">
            <text:p>16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73">
            <text:p>16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74">
            <text:p>16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675">
            <text:p>16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59">
            <text:p>15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676">
            <text:p>16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13">
            <text:p>113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677">
            <text:p>16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78">
            <text:p>16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27">
            <text:p>12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79">
            <text:p>16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0">
            <text:p>16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5">
            <text:p>55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1">
            <text:p>16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48">
            <text:p>48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2">
            <text:p>16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683">
            <text:p>16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84">
            <text:p>16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85">
            <text:p>16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139">
            <text:p>13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686">
            <text:p>16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53">
            <text:p>53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687">
            <text:p>16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688">
            <text:p>16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689">
            <text:p>16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690">
            <text:p>16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6">
            <text:p>16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1">
            <text:p>16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692">
            <text:p>16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693">
            <text:p>16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4">
            <text:p>16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695">
            <text:p>16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6">
            <text:p>16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697">
            <text:p>16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698">
            <text:p>16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699">
            <text:p>16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00">
            <text:p>17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01">
            <text:p>17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130">
            <text:p>13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02">
            <text:p>17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0">
            <text:p>40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03">
            <text:p>17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4">
            <text:p>17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05">
            <text:p>17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06">
            <text:p>17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07">
            <text:p>17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08">
            <text:p>17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09">
            <text:p>17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0">
            <text:p>17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3">
            <text:p>23</text:p>
          </table:table-cell>
          <table:table-cell office:value-type="float" office:value="49">
            <text:p>4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11">
            <text:p>17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12">
            <text:p>17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3">
            <text:p>17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14">
            <text:p>17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15">
            <text:p>17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16">
            <text:p>17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1">
            <text:p>51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17">
            <text:p>17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151">
            <text:p>151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18">
            <text:p>17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6">
            <text:p>26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19">
            <text:p>171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20">
            <text:p>172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21">
            <text:p>172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2">
            <text:p>172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3">
            <text:p>172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24">
            <text:p>172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5">
            <text:p>172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26">
            <text:p>172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9">
            <text:p>19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7">
            <text:p>172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4">
            <text:p>24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28">
            <text:p>172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29">
            <text:p>172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0">
            <text:p>173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1">
            <text:p>173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32">
            <text:p>173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33">
            <text:p>173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41">
            <text:p>4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34">
            <text:p>173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35">
            <text:p>173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6">
            <text:p>173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737">
            <text:p>173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8">
            <text:p>8</text:p>
          </table:table-cell>
          <table:table-cell office:value-type="float" office:value="89">
            <text:p>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38">
            <text:p>173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39">
            <text:p>173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40">
            <text:p>174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60">
            <text:p>60</text:p>
          </table:table-cell>
          <table:table-cell office:value-type="float" office:value="161">
            <text:p>16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41">
            <text:p>174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2">
            <text:p>174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43">
            <text:p>174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44">
            <text:p>174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22">
            <text:p>22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45">
            <text:p>174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46">
            <text:p>174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47">
            <text:p>174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6">
            <text:p>56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8">
            <text:p>174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49">
            <text:p>174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0">
            <text:p>175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51">
            <text:p>175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2">
            <text:p>175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53">
            <text:p>175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54">
            <text:p>175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5">
            <text:p>175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56">
            <text:p>175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57">
            <text:p>175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3">
            <text:p>33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58">
            <text:p>175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59">
            <text:p>175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0">
            <text:p>176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761">
            <text:p>176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62">
            <text:p>176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63">
            <text:p>176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64">
            <text:p>176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65">
            <text:p>176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66">
            <text:p>176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767">
            <text:p>176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7</text:p>
          </table:table-cell>
          <table:table-cell office:value-type="float" office:value="25">
            <text:p>25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8">
            <text:p>176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69">
            <text:p>176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33">
            <text:p>33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0">
            <text:p>177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71">
            <text:p>177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26">
            <text:p>26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72">
            <text:p>177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10">
            <text:p>10</text:p>
          </table:table-cell>
          <table:table-cell office:value-type="float" office:value="192">
            <text:p>19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73">
            <text:p>177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47">
            <text:p>47</text:p>
          </table:table-cell>
          <table:table-cell office:value-type="float" office:value="111">
            <text:p>11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4">
            <text:p>177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75">
            <text:p>177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6">
            <text:p>177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77">
            <text:p>177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78">
            <text:p>177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17">
            <text:p>17</text:p>
          </table:table-cell>
          <table:table-cell office:value-type="float" office:value="196">
            <text:p>196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79">
            <text:p>177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80">
            <text:p>178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781">
            <text:p>178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782">
            <text:p>178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21">
            <text:p>21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783">
            <text:p>178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84">
            <text:p>178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785">
            <text:p>178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786">
            <text:p>178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87">
            <text:p>178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88">
            <text:p>178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789">
            <text:p>178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0">
            <text:p>179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6</text:p>
          </table:table-cell>
          <table:table-cell office:value-type="float" office:value="38">
            <text:p>38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1">
            <text:p>179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792">
            <text:p>179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793">
            <text:p>179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794">
            <text:p>179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795">
            <text:p>179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796">
            <text:p>179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10">
            <text:p>10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797">
            <text:p>179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195">
            <text:p>19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798">
            <text:p>179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799">
            <text:p>179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00">
            <text:p>180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2">
            <text:p>42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1">
            <text:p>180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2">
            <text:p>180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03">
            <text:p>180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04">
            <text:p>180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9">
            <text:p>9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5">
            <text:p>180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5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06">
            <text:p>180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5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07">
            <text:p>180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2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08">
            <text:p>180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09">
            <text:p>1809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0">
            <text:p>1810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4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11">
            <text:p>1811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12">
            <text:p>1812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3">
            <text:p>1813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14">
            <text:p>1814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2</text:p>
          </table:table-cell>
          <table:table-cell office:value-type="float" office:value="13">
            <text:p>13</text:p>
          </table:table-cell>
          <table:table-cell office:value-type="float" office:value="148">
            <text:p>14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15">
            <text:p>1815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8</text:p>
          </table:table-cell>
          <table:table-cell office:value-type="float" office:value="11">
            <text:p>11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16">
            <text:p>1816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17">
            <text:p>1817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18">
            <text:p>1818</text:p>
          </table:table-cell>
          <table:table-cell table:style-name="ce3" office:value-type="date" office:date-value="2021-09-09">
            <text:p>09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19">
            <text:p>18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6">
            <text:p>26</text:p>
          </table:table-cell>
          <table:table-cell office:value-type="float" office:value="177">
            <text:p>177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0">
            <text:p>18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21">
            <text:p>18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22">
            <text:p>18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3">
            <text:p>18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24">
            <text:p>18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25">
            <text:p>18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26">
            <text:p>18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27">
            <text:p>18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8">
            <text:p>18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29">
            <text:p>18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30">
            <text:p>18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9">
            <text:p>1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1">
            <text:p>18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32">
            <text:p>18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4">
            <text:p>14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3">
            <text:p>18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34">
            <text:p>18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35">
            <text:p>18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6">
            <text:p>18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37">
            <text:p>18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38">
            <text:p>18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6">
            <text:p>56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39">
            <text:p>18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40">
            <text:p>18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table:number-columns-repeated="2"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1">
            <text:p>18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42">
            <text:p>18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43">
            <text:p>18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7">
            <text:p>37</text:p>
          </table:table-cell>
          <table:table-cell office:value-type="float" office:value="125">
            <text:p>12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4">
            <text:p>18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5">
            <text:p>18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46">
            <text:p>18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3">
            <text:p>43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47">
            <text:p>18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48">
            <text:p>18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49">
            <text:p>18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50">
            <text:p>18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51">
            <text:p>18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18">
            <text:p>18</text:p>
          </table:table-cell>
          <table:table-cell office:value-type="float" office:value="162">
            <text:p>16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52">
            <text:p>18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3">
            <text:p>18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8">
            <text:p>38</text:p>
          </table:table-cell>
          <table:table-cell office:value-type="float" office:value="133">
            <text:p>13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54">
            <text:p>18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55">
            <text:p>18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7">
            <text:p>37</text:p>
          </table:table-cell>
          <table:table-cell office:value-type="float" office:value="129">
            <text:p>1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6">
            <text:p>18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57">
            <text:p>18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58">
            <text:p>18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859">
            <text:p>18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2">
            <text:p>52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60">
            <text:p>18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1">
            <text:p>18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62">
            <text:p>18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8">
            <text:p>18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63">
            <text:p>18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864">
            <text:p>18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65">
            <text:p>18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6">
            <text:p>46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6">
            <text:p>18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7">
            <text:p>18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8">
            <text:p>18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8">
            <text:p>18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69">
            <text:p>18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870">
            <text:p>18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1">
            <text:p>18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72">
            <text:p>18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73">
            <text:p>18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74">
            <text:p>18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5">
            <text:p>18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179">
            <text:p>17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876">
            <text:p>18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6">
            <text:p>36</text:p>
          </table:table-cell>
          <table:table-cell office:value-type="float" office:value="157">
            <text:p>15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77">
            <text:p>18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78">
            <text:p>18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79">
            <text:p>18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3">
            <text:p>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880">
            <text:p>18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1">
            <text:p>18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882">
            <text:p>18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3">
            <text:p>18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884">
            <text:p>18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85">
            <text:p>18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3">
            <text:p>43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86">
            <text:p>18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87">
            <text:p>18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88">
            <text:p>18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5">
            <text:p>55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889">
            <text:p>18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3">
            <text:p>53</text:p>
          </table:table-cell>
          <table:table-cell office:value-type="float" office:value="142">
            <text:p>14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0">
            <text:p>18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5">
            <text:p>25</text:p>
          </table:table-cell>
          <table:table-cell office:value-type="float" office:value="198">
            <text:p>198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891">
            <text:p>18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892">
            <text:p>18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893">
            <text:p>18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894">
            <text:p>18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895">
            <text:p>18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4">
            <text:p>1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896">
            <text:p>18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897">
            <text:p>18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898">
            <text:p>18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2">
            <text:p>1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899">
            <text:p>18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0">
            <text:p>19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1">
            <text:p>19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02">
            <text:p>19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03">
            <text:p>19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04">
            <text:p>19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05">
            <text:p>19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6">
            <text:p>19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07">
            <text:p>19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7">
            <text:p>47</text:p>
          </table:table-cell>
          <table:table-cell office:value-type="float" office:value="167">
            <text:p>16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08">
            <text:p>19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09">
            <text:p>19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10">
            <text:p>19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11">
            <text:p>19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88">
            <text:p>8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12">
            <text:p>19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13">
            <text:p>19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9">
            <text:p>19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14">
            <text:p>19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5">
            <text:p>19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16">
            <text:p>19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17">
            <text:p>19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18">
            <text:p>19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187">
            <text:p>18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19">
            <text:p>19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1920">
            <text:p>19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1">
            <text:p>19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22">
            <text:p>19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23">
            <text:p>19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24">
            <text:p>19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25">
            <text:p>19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26">
            <text:p>19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5">
            <text:p>25</text:p>
          </table:table-cell>
          <table:table-cell office:value-type="float" office:value="184">
            <text:p>184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7">
            <text:p>19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28">
            <text:p>19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3">
            <text:p>23</text:p>
          </table:table-cell>
          <table:table-cell office:value-type="float" office:value="115">
            <text:p>11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29">
            <text:p>19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30">
            <text:p>19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1">
            <text:p>19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3">
            <text:p>33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32">
            <text:p>19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3">
            <text:p>13</text:p>
          </table:table-cell>
          <table:table-cell office:value-type="float" office:value="126">
            <text:p>126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3">
            <text:p>19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3">
            <text:p>43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34">
            <text:p>19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35">
            <text:p>19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36">
            <text:p>19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37">
            <text:p>19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8">
            <text:p>19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39">
            <text:p>19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9">
            <text:p>49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40">
            <text:p>19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1">
            <text:p>5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41">
            <text:p>19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2">
            <text:p>19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3">
            <text:p>19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4">
            <text:p>19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1">
            <text:p>21</text:p>
          </table:table-cell>
          <table:table-cell office:value-type="float" office:value="137">
            <text:p>137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45">
            <text:p>19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46">
            <text:p>19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47">
            <text:p>19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6">
            <text:p>16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48">
            <text:p>19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49">
            <text:p>19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50">
            <text:p>19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1">
            <text:p>19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8">
            <text:p>8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2">
            <text:p>19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53">
            <text:p>19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54">
            <text:p>19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4">
            <text:p>24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55">
            <text:p>19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8">
            <text:p>48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1956">
            <text:p>19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57">
            <text:p>19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58">
            <text:p>19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59">
            <text:p>19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60">
            <text:p>19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6">
            <text:p>16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1961">
            <text:p>19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5">
            <text:p>3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2">
            <text:p>19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63">
            <text:p>19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64">
            <text:p>19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65">
            <text:p>19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6">
            <text:p>19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67">
            <text:p>19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68">
            <text:p>19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0">
            <text:p>50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69">
            <text:p>19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31">
            <text:p>131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0">
            <text:p>19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1">
            <text:p>19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7">
            <text:p>27</text:p>
          </table:table-cell>
          <table:table-cell office:value-type="float" office:value="119">
            <text:p>119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2">
            <text:p>19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8">
            <text:p>28</text:p>
          </table:table-cell>
          <table:table-cell office:value-type="float" office:value="131">
            <text:p>13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73">
            <text:p>19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1">
            <text:p>51</text:p>
          </table:table-cell>
          <table:table-cell office:value-type="float" office:value="164">
            <text:p>164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74">
            <text:p>19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75">
            <text:p>19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76">
            <text:p>19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4">
            <text:p>44</text:p>
          </table:table-cell>
          <table:table-cell office:value-type="float" office:value="166">
            <text:p>16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77">
            <text:p>19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78">
            <text:p>19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1979">
            <text:p>19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96">
            <text:p>96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1980">
            <text:p>19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81">
            <text:p>19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2">
            <text:p>19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3">
            <text:p>19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1984">
            <text:p>19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1985">
            <text:p>19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43">
            <text:p>14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1986">
            <text:p>19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4">
            <text:p>24</text:p>
          </table:table-cell>
          <table:table-cell office:value-type="float" office:value="168">
            <text:p>168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87">
            <text:p>19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1">
            <text:p>41</text:p>
          </table:table-cell>
          <table:table-cell office:value-type="float" office:value="137">
            <text:p>137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1988">
            <text:p>19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89">
            <text:p>19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1">
            <text:p>41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1990">
            <text:p>19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2">
            <text:p>32</text:p>
          </table:table-cell>
          <table:table-cell office:value-type="float" office:value="119">
            <text:p>119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1991">
            <text:p>19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1992">
            <text:p>19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1993">
            <text:p>19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1994">
            <text:p>19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8">
            <text:p>18</text:p>
          </table:table-cell>
          <table:table-cell office:value-type="float" office:value="176">
            <text:p>176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5">
            <text:p>19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6">
            <text:p>19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4">
            <text:p>14</text:p>
          </table:table-cell>
          <table:table-cell office:value-type="float" office:value="108">
            <text:p>108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1997">
            <text:p>19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1998">
            <text:p>19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1999">
            <text:p>19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3">
            <text:p>23</text:p>
          </table:table-cell>
          <table:table-cell office:value-type="float" office:value="183">
            <text:p>18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00">
            <text:p>20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7">
            <text:p>17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01">
            <text:p>20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9">
            <text:p>1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02">
            <text:p>20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3">
            <text:p>43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03">
            <text:p>20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84">
            <text:p>84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4">
            <text:p>20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5">
            <text:p>45</text:p>
          </table:table-cell>
          <table:table-cell office:value-type="float" office:value="199">
            <text:p>19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05">
            <text:p>20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6">
            <text:p>20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0">
            <text:p>50</text:p>
          </table:table-cell>
          <table:table-cell office:value-type="float" office:value="159">
            <text:p>159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07">
            <text:p>20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08">
            <text:p>20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9">
            <text:p>9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09">
            <text:p>20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10">
            <text:p>20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11">
            <text:p>20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12">
            <text:p>20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7">
            <text:p>57</text:p>
          </table:table-cell>
          <table:table-cell office:value-type="float" office:value="130">
            <text:p>13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13">
            <text:p>20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14">
            <text:p>20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15">
            <text:p>20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9">
            <text:p>39</text:p>
          </table:table-cell>
          <table:table-cell office:value-type="float" office:value="138">
            <text:p>138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16">
            <text:p>20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17">
            <text:p>20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18">
            <text:p>20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5">
            <text:p>35</text:p>
          </table:table-cell>
          <table:table-cell office:value-type="float" office:value="156">
            <text:p>156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19">
            <text:p>20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20">
            <text:p>20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4">
            <text:p>14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21">
            <text:p>20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7">
            <text:p>27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22">
            <text:p>20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3">
            <text:p>20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24">
            <text:p>20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1">
            <text:p>31</text:p>
          </table:table-cell>
          <table:table-cell office:value-type="float" office:value="189">
            <text:p>189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25">
            <text:p>20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9">
            <text:p>29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26">
            <text:p>20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27">
            <text:p>20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4">
            <text:p>34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8">
            <text:p>20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4">
            <text:p>34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29">
            <text:p>20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0">
            <text:p>20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31">
            <text:p>20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32">
            <text:p>20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3">
            <text:p>20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34">
            <text:p>20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6">
            <text:p>46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35">
            <text:p>20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36">
            <text:p>20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37">
            <text:p>20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38">
            <text:p>20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39">
            <text:p>20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40">
            <text:p>20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6">
            <text:p>36</text:p>
          </table:table-cell>
          <table:table-cell office:value-type="float" office:value="149">
            <text:p>149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41">
            <text:p>20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2">
            <text:p>42</text:p>
          </table:table-cell>
          <table:table-cell office:value-type="float" office:value="168">
            <text:p>16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2">
            <text:p>20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43">
            <text:p>20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8">
            <text:p>18</text:p>
          </table:table-cell>
          <table:table-cell office:value-type="float" office:value="196">
            <text:p>196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44">
            <text:p>20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45">
            <text:p>20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46">
            <text:p>20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47">
            <text:p>20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48">
            <text:p>20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7">
            <text:p>57</text:p>
          </table:table-cell>
          <table:table-cell office:value-type="float" office:value="188">
            <text:p>188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49">
            <text:p>20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50">
            <text:p>20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1">
            <text:p>20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52">
            <text:p>20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3">
            <text:p>20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8">
            <text:p>38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54">
            <text:p>20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57">
            <text:p>57</text:p>
          </table:table-cell>
          <table:table-cell office:value-type="float" office:value="140">
            <text:p>14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055">
            <text:p>20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56">
            <text:p>20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57">
            <text:p>20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58">
            <text:p>20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59">
            <text:p>20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0">
            <text:p>20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0">
            <text:p>40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61">
            <text:p>20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2">
            <text:p>20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63">
            <text:p>20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064">
            <text:p>20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3">
            <text:p>33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5">
            <text:p>20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066">
            <text:p>20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67">
            <text:p>20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1">
            <text:p>31</text:p>
          </table:table-cell>
          <table:table-cell office:value-type="float" office:value="185">
            <text:p>18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68">
            <text:p>20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3">
            <text:p>5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69">
            <text:p>20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70">
            <text:p>20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71">
            <text:p>20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72">
            <text:p>20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4">
            <text:p>24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073">
            <text:p>20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4">
            <text:p>20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075">
            <text:p>20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9">
            <text:p>39</text:p>
          </table:table-cell>
          <table:table-cell office:value-type="float" office:value="192">
            <text:p>192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76">
            <text:p>20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5">
            <text:p>35</text:p>
          </table:table-cell>
          <table:table-cell office:value-type="float" office:value="124">
            <text:p>124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077">
            <text:p>20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78">
            <text:p>20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079">
            <text:p>20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1">
            <text:p>31</text:p>
          </table:table-cell>
          <table:table-cell office:value-type="float" office:value="157">
            <text:p>157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0">
            <text:p>20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7">
            <text:p>47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81">
            <text:p>20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82">
            <text:p>20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3">
            <text:p>20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84">
            <text:p>20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5">
            <text:p>20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6">
            <text:p>46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86">
            <text:p>20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87">
            <text:p>20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41">
            <text:p>41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088">
            <text:p>20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089">
            <text:p>20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090">
            <text:p>20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091">
            <text:p>20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0">
            <text:p>30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092">
            <text:p>20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9">
            <text:p>59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093">
            <text:p>20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094">
            <text:p>20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095">
            <text:p>20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6">
            <text:p>20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7">
            <text:p>27</text:p>
          </table:table-cell>
          <table:table-cell office:value-type="float" office:value="122">
            <text:p>12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097">
            <text:p>20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8">
            <text:p>20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099">
            <text:p>20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00">
            <text:p>21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5">
            <text:p>15</text:p>
          </table:table-cell>
          <table:table-cell office:value-type="float" office:value="165">
            <text:p>165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1">
            <text:p>21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0">
            <text:p>10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02">
            <text:p>21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03">
            <text:p>21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7">
            <text:p>17</text:p>
          </table:table-cell>
          <table:table-cell office:value-type="float" office:value="200">
            <text:p>200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04">
            <text:p>21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4">
            <text:p>19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05">
            <text:p>21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28">
            <text:p>2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06">
            <text:p>21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07">
            <text:p>21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8">
            <text:p>58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8">
            <text:p>21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09">
            <text:p>21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10">
            <text:p>21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11">
            <text:p>21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2">
            <text:p>21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3">
            <text:p>21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14">
            <text:p>21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15">
            <text:p>21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16">
            <text:p>21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7">
            <text:p>37</text:p>
          </table:table-cell>
          <table:table-cell office:value-type="float" office:value="170">
            <text:p>17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17">
            <text:p>21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18">
            <text:p>21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38">
            <text:p>3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19">
            <text:p>21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20">
            <text:p>21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1">
            <text:p>21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8">
            <text:p>8</text:p>
          </table:table-cell>
          <table:table-cell office:value-type="float" office:value="161">
            <text:p>161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2">
            <text:p>21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3">
            <text:p>21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24">
            <text:p>21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0">
            <text:p>40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25">
            <text:p>21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26">
            <text:p>21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1">
            <text:p>21</text:p>
          </table:table-cell>
          <table:table-cell office:value-type="float" office:value="152">
            <text:p>152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27">
            <text:p>21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28">
            <text:p>21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7">
            <text:p>27</text:p>
          </table:table-cell>
          <table:table-cell office:value-type="float" office:value="143">
            <text:p>143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29">
            <text:p>21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30">
            <text:p>21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6">
            <text:p>46</text:p>
          </table:table-cell>
          <table:table-cell office:value-type="float" office:value="76">
            <text:p>7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1">
            <text:p>21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32">
            <text:p>21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33">
            <text:p>21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34">
            <text:p>21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49">
            <text:p>49</text:p>
          </table:table-cell>
          <table:table-cell office:value-type="float" office:value="160">
            <text:p>16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35">
            <text:p>21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55">
            <text:p>55</text:p>
          </table:table-cell>
          <table:table-cell office:value-type="float" office:value="134">
            <text:p>134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6">
            <text:p>21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37">
            <text:p>21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4">
            <text:p>54</text:p>
          </table:table-cell>
          <table:table-cell office:value-type="float" office:value="152">
            <text:p>152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38">
            <text:p>21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39">
            <text:p>21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40">
            <text:p>21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1">
            <text:p>21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42">
            <text:p>21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43">
            <text:p>21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4">
            <text:p>21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45">
            <text:p>21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0">
            <text:p>30</text:p>
          </table:table-cell>
          <table:table-cell office:value-type="float" office:value="180">
            <text:p>180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46">
            <text:p>21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47">
            <text:p>21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8">
            <text:p>21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49">
            <text:p>21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0">
            <text:p>21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51">
            <text:p>21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52">
            <text:p>21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53">
            <text:p>21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54">
            <text:p>21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5">
            <text:p>21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0">
            <text:p>40</text:p>
          </table:table-cell>
          <table:table-cell office:value-type="float" office:value="145">
            <text:p>14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56">
            <text:p>21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1">
            <text:p>51</text:p>
          </table:table-cell>
          <table:table-cell office:value-type="float" office:value="93">
            <text:p>93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57">
            <text:p>21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58">
            <text:p>21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59">
            <text:p>21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0">
            <text:p>21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61">
            <text:p>21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2">
            <text:p>12</text:p>
          </table:table-cell>
          <table:table-cell office:value-type="float" office:value="166">
            <text:p>16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2">
            <text:p>21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163">
            <text:p>21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48">
            <text:p>48</text:p>
          </table:table-cell>
          <table:table-cell office:value-type="float" office:value="147">
            <text:p>147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64">
            <text:p>21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8">
            <text:p>8</text:p>
          </table:table-cell>
          <table:table-cell office:value-type="float" office:value="195">
            <text:p>195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5">
            <text:p>21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66">
            <text:p>21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167">
            <text:p>21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2">
            <text:p>32</text:p>
          </table:table-cell>
          <table:table-cell office:value-type="float" office:value="154">
            <text:p>154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68">
            <text:p>21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69">
            <text:p>21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6">
            <text:p>36</text:p>
          </table:table-cell>
          <table:table-cell office:value-type="float" office:value="95">
            <text:p>95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70">
            <text:p>21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171">
            <text:p>21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72">
            <text:p>21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3">
            <text:p>21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74">
            <text:p>21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175">
            <text:p>21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table:number-columns-repeated="2" office:value-type="float" office:value="37">
            <text:p>37</text:p>
          </table:table-cell>
          <table:table-cell office:value-type="string">
            <text:p>Поступление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76">
            <text:p>21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177">
            <text:p>21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3">
            <text:p>53</text:p>
          </table:table-cell>
          <table:table-cell office:value-type="float" office:value="155">
            <text:p>15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78">
            <text:p>21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79">
            <text:p>21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80">
            <text:p>21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181">
            <text:p>21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Поступление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2">
            <text:p>21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183">
            <text:p>21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4">
            <text:p>21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185">
            <text:p>21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16">
            <text:p>16</text:p>
          </table:table-cell>
          <table:table-cell office:value-type="float" office:value="170">
            <text:p>170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86">
            <text:p>21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187">
            <text:p>21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46">
            <text:p>46</text:p>
          </table:table-cell>
          <table:table-cell office:value-type="float" office:value="174">
            <text:p>174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188">
            <text:p>21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89">
            <text:p>21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9">
            <text:p>39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0">
            <text:p>21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84">
            <text:p>8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1">
            <text:p>21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9">
            <text:p>59</text:p>
          </table:table-cell>
          <table:table-cell office:value-type="float" office:value="128">
            <text:p>12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192">
            <text:p>219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193">
            <text:p>219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194">
            <text:p>219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5">
            <text:p>219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196">
            <text:p>219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1">
            <text:p>21</text:p>
          </table:table-cell>
          <table:table-cell office:value-type="float" office:value="54">
            <text:p>5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197">
            <text:p>219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string">
            <text:p>Поступление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198">
            <text:p>219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10">
            <text:p>10</text:p>
          </table:table-cell>
          <table:table-cell office:value-type="float" office:value="142">
            <text:p>142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199">
            <text:p>219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00">
            <text:p>220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8">
            <text:p>38</text:p>
          </table:table-cell>
          <table:table-cell office:value-type="float" office:value="144">
            <text:p>14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01">
            <text:p>220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02">
            <text:p>220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3">
            <text:p>220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04">
            <text:p>220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5">
            <text:p>220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0">
            <text:p>20</text:p>
          </table:table-cell>
          <table:table-cell office:value-type="float" office:value="165">
            <text:p>165</text:p>
          </table:table-cell>
          <table:table-cell office:value-type="string">
            <text:p>Поступление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06">
            <text:p>220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7">
            <text:p>220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29">
            <text:p>29</text:p>
          </table:table-cell>
          <table:table-cell office:value-type="float" office:value="148">
            <text:p>148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08">
            <text:p>220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09">
            <text:p>220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6">
            <text:p>36</text:p>
          </table:table-cell>
          <table:table-cell office:value-type="float" office:value="105">
            <text:p>105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10">
            <text:p>221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9">
            <text:p>59</text:p>
          </table:table-cell>
          <table:table-cell office:value-type="float" office:value="145">
            <text:p>145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11">
            <text:p>221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12">
            <text:p>221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38">
            <text:p>38</text:p>
          </table:table-cell>
          <table:table-cell office:value-type="float" office:value="104">
            <text:p>104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3">
            <text:p>221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14">
            <text:p>221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15">
            <text:p>221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22">
            <text:p>22</text:p>
          </table:table-cell>
          <table:table-cell office:value-type="float" office:value="112">
            <text:p>11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6">
            <text:p>221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17">
            <text:p>221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18">
            <text:p>221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35">
            <text:p>35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19">
            <text:p>221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6">
            <text:p>26</text:p>
          </table:table-cell>
          <table:table-cell office:value-type="float" office:value="191">
            <text:p>19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0">
            <text:p>222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8">
            <text:p>48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21">
            <text:p>222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57">
            <text:p>57</text:p>
          </table:table-cell>
          <table:table-cell office:value-type="float" office:value="171">
            <text:p>171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2">
            <text:p>222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6">
            <text:p>36</text:p>
          </table:table-cell>
          <table:table-cell office:value-type="float" office:value="82">
            <text:p>82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23">
            <text:p>222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24">
            <text:p>222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5">
            <text:p>222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43">
            <text:p>43</text:p>
          </table:table-cell>
          <table:table-cell office:value-type="float" office:value="199">
            <text:p>199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26">
            <text:p>222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27">
            <text:p>222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28">
            <text:p>222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2">
            <text:p>22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29">
            <text:p>222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0">
            <text:p>223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20">
            <text:p>20</text:p>
          </table:table-cell>
          <table:table-cell office:value-type="float" office:value="169">
            <text:p>16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31">
            <text:p>223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2">
            <text:p>223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string">
            <text:p>Продажа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33">
            <text:p>223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string">
            <text:p>Поступление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34">
            <text:p>223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string">
            <text:p>Продажа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35">
            <text:p>223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4">
            <text:p>54</text:p>
          </table:table-cell>
          <table:table-cell office:value-type="float" office:value="141">
            <text:p>141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36">
            <text:p>223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string">
            <text:p>Продажа</text:p>
          </table:table-cell>
          <table:table-cell office:value-type="float" office:value="288">
            <text:p>288</text:p>
          </table:table-cell>
          <table:table-cell table:number-columns-repeated="1017"/>
        </table:table-row>
        <table:table-row table:style-name="ro2">
          <table:table-cell office:value-type="float" office:value="2237">
            <text:p>223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3">
            <text:p>23</text:p>
          </table:table-cell>
          <table:table-cell office:value-type="float" office:value="189">
            <text:p>189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38">
            <text:p>223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39">
            <text:p>223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0">
            <text:p>224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41">
            <text:p>224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8">
            <text:p>58</text:p>
          </table:table-cell>
          <table:table-cell office:value-type="float" office:value="103">
            <text:p>103</text:p>
          </table:table-cell>
          <table:table-cell office:value-type="string">
            <text:p>Поступление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2">
          <table:table-cell office:value-type="float" office:value="2242">
            <text:p>224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39">
            <text:p>39</text:p>
          </table:table-cell>
          <table:table-cell office:value-type="float" office:value="190">
            <text:p>1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43">
            <text:p>224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3">
            <text:p>33</text:p>
          </table:table-cell>
          <table:table-cell office:value-type="float" office:value="64">
            <text:p>64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4">
            <text:p>224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string">
            <text:p>Продажа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45">
            <text:p>224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38">
            <text:p>38</text:p>
          </table:table-cell>
          <table:table-cell office:value-type="float" office:value="91">
            <text:p>91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6">
            <text:p>224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47">
            <text:p>224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29">
            <text:p>29</text:p>
          </table:table-cell>
          <table:table-cell office:value-type="float" office:value="127">
            <text:p>127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48">
            <text:p>224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49">
            <text:p>224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3">
            <text:p>43</text:p>
          </table:table-cell>
          <table:table-cell office:value-type="float" office:value="163">
            <text:p>163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50">
            <text:p>225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51">
            <text:p>225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52">
            <text:p>225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53">
            <text:p>225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8</text:p>
          </table:table-cell>
          <table:table-cell office:value-type="float" office:value="56">
            <text:p>56</text:p>
          </table:table-cell>
          <table:table-cell office:value-type="float" office:value="153">
            <text:p>153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54">
            <text:p>225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string">
            <text:p>Продажа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55">
            <text:p>225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97">
            <text:p>97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56">
            <text:p>225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24">
            <text:p>24</text:p>
          </table:table-cell>
          <table:table-cell office:value-type="float" office:value="90">
            <text:p>90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57">
            <text:p>225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49">
            <text:p>49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58">
            <text:p>225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54">
            <text:p>54</text:p>
          </table:table-cell>
          <table:table-cell office:value-type="float" office:value="164">
            <text:p>164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59">
            <text:p>225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37">
            <text:p>37</text:p>
          </table:table-cell>
          <table:table-cell office:value-type="float" office:value="68">
            <text:p>68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60">
            <text:p>226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9">
            <text:p>9</text:p>
          </table:table-cell>
          <table:table-cell office:value-type="float" office:value="173">
            <text:p>173</text:p>
          </table:table-cell>
          <table:table-cell office:value-type="string">
            <text:p>Продажа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61">
            <text:p>226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4</text:p>
          </table:table-cell>
          <table:table-cell office:value-type="float" office:value="47">
            <text:p>47</text:p>
          </table:table-cell>
          <table:table-cell office:value-type="float" office:value="193">
            <text:p>19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2">
            <text:p>226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3">
            <text:p>226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86">
            <text:p>186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64">
            <text:p>226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5">
            <text:p>226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66">
            <text:p>226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44">
            <text:p>44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67">
            <text:p>226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52">
            <text:p>52</text:p>
          </table:table-cell>
          <table:table-cell office:value-type="float" office:value="175">
            <text:p>175</text:p>
          </table:table-cell>
          <table:table-cell office:value-type="string">
            <text:p>Поступление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8">
            <text:p>226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string">
            <text:p>Продажа</text:p>
          </table:table-cell>
          <table:table-cell office:value-type="float" office:value="287">
            <text:p>287</text:p>
          </table:table-cell>
          <table:table-cell table:number-columns-repeated="1017"/>
        </table:table-row>
        <table:table-row table:style-name="ro2">
          <table:table-cell office:value-type="float" office:value="2269">
            <text:p>226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string">
            <text:p>Поступление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0">
            <text:p>227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6</text:p>
          </table:table-cell>
          <table:table-cell office:value-type="float" office:value="23">
            <text:p>2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71">
            <text:p>227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Поступление</text:p>
          </table:table-cell>
          <table:table-cell office:value-type="float" office:value="290">
            <text:p>290</text:p>
          </table:table-cell>
          <table:table-cell table:number-columns-repeated="1017"/>
        </table:table-row>
        <table:table-row table:style-name="ro2">
          <table:table-cell office:value-type="float" office:value="2272">
            <text:p>227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5</text:p>
          </table:table-cell>
          <table:table-cell office:value-type="float" office:value="25">
            <text:p>25</text:p>
          </table:table-cell>
          <table:table-cell office:value-type="float" office:value="191">
            <text:p>191</text:p>
          </table:table-cell>
          <table:table-cell office:value-type="string">
            <text:p>Продажа</text:p>
          </table:table-cell>
          <table:table-cell office:value-type="float" office:value="289">
            <text:p>289</text:p>
          </table:table-cell>
          <table:table-cell table:number-columns-repeated="1017"/>
        </table:table-row>
        <table:table-row table:style-name="ro2">
          <table:table-cell office:value-type="float" office:value="2273">
            <text:p>227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16">
            <text:p>16</text:p>
          </table:table-cell>
          <table:table-cell office:value-type="float" office:value="122">
            <text:p>122</text:p>
          </table:table-cell>
          <table:table-cell office:value-type="string">
            <text:p>Поступление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74">
            <text:p>227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3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string">
            <text:p>Продажа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2">
          <table:table-cell office:value-type="float" office:value="2275">
            <text:p>227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0">
            <text:p>30</text:p>
          </table:table-cell>
          <table:table-cell office:value-type="float" office:value="173">
            <text:p>173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>
          <table:table-cell office:value-type="float" office:value="2276">
            <text:p>227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7">
            <text:p>227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1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  <table:table-cell office:value-type="string">
            <text:p>Поступление</text:p>
          </table:table-cell>
          <table:table-cell office:value-type="float" office:value="285">
            <text:p>285</text:p>
          </table:table-cell>
          <table:table-cell table:number-columns-repeated="1017"/>
        </table:table-row>
        <table:table-row table:style-name="ro2">
          <table:table-cell office:value-type="float" office:value="2278">
            <text:p>227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string">
            <text:p>Продажа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2">
          <table:table-cell office:value-type="float" office:value="2279">
            <text:p>227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0">
            <text:p>228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1">
            <text:p>228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6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string">
            <text:p>Поступление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2">
            <text:p>2282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2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Продажа</text:p>
          </table:table-cell>
          <table:table-cell office:value-type="float" office:value="284">
            <text:p>284</text:p>
          </table:table-cell>
          <table:table-cell table:number-columns-repeated="1017"/>
        </table:table-row>
        <table:table-row table:style-name="ro2">
          <table:table-cell office:value-type="float" office:value="2283">
            <text:p>2283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8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84">
            <text:p>2284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51">
            <text:p>51</text:p>
          </table:table-cell>
          <table:table-cell office:value-type="float" office:value="141">
            <text:p>141</text:p>
          </table:table-cell>
          <table:table-cell office:value-type="string">
            <text:p>Продажа</text:p>
          </table:table-cell>
          <table:table-cell office:value-type="float" office:value="281">
            <text:p>281</text:p>
          </table:table-cell>
          <table:table-cell table:number-columns-repeated="1017"/>
        </table:table-row>
        <table:table-row table:style-name="ro2">
          <table:table-cell office:value-type="float" office:value="2285">
            <text:p>2285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string">
            <text:p>Поступление</text:p>
          </table:table-cell>
          <table:table-cell office:value-type="float" office:value="280">
            <text:p>280</text:p>
          </table:table-cell>
          <table:table-cell table:number-columns-repeated="1017"/>
        </table:table-row>
        <table:table-row table:style-name="ro2">
          <table:table-cell office:value-type="float" office:value="2286">
            <text:p>2286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0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Продажа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2">
          <table:table-cell office:value-type="float" office:value="2287">
            <text:p>2287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9</text:p>
          </table:table-cell>
          <table:table-cell office:value-type="float" office:value="33">
            <text:p>33</text:p>
          </table:table-cell>
          <table:table-cell office:value-type="float" office:value="146">
            <text:p>146</text:p>
          </table:table-cell>
          <table:table-cell office:value-type="string">
            <text:p>Поступление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2">
          <table:table-cell office:value-type="float" office:value="2288">
            <text:p>2288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3</text:p>
          </table:table-cell>
          <table:table-cell office:value-type="float" office:value="34">
            <text:p>34</text:p>
          </table:table-cell>
          <table:table-cell office:value-type="float" office:value="183">
            <text:p>183</text:p>
          </table:table-cell>
          <table:table-cell office:value-type="string">
            <text:p>Продажа</text:p>
          </table:table-cell>
          <table:table-cell office:value-type="float" office:value="283">
            <text:p>283</text:p>
          </table:table-cell>
          <table:table-cell table:number-columns-repeated="1017"/>
        </table:table-row>
        <table:table-row table:style-name="ro2">
          <table:table-cell office:value-type="float" office:value="2289">
            <text:p>2289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2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string">
            <text:p>Поступление</text:p>
          </table:table-cell>
          <table:table-cell office:value-type="float" office:value="291">
            <text:p>291</text:p>
          </table:table-cell>
          <table:table-cell table:number-columns-repeated="1017"/>
        </table:table-row>
        <table:table-row table:style-name="ro2">
          <table:table-cell office:value-type="float" office:value="2290">
            <text:p>2290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17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string">
            <text:p>Продажа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2">
          <table:table-cell office:value-type="float" office:value="2291">
            <text:p>2291</text:p>
          </table:table-cell>
          <table:table-cell table:style-name="ce3" office:value-type="date" office:date-value="2021-09-10">
            <text:p>10.09.2021</text:p>
          </table:table-cell>
          <table:table-cell office:value-type="string">
            <text:p>A7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Поступление</text:p>
          </table:table-cell>
          <table:table-cell office:value-type="float" office:value="295">
            <text:p>295</text:p>
          </table:table-cell>
          <table:table-cell table:number-columns-repeated="1017"/>
        </table:table-row>
        <table:table-row table:style-name="ro2" table:number-rows-repeated="10462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1">
          <table:table-cell table:style-name="ce2" office:value-type="string">
            <text:p>Артикул</text:p>
          </table:table-cell>
          <table:table-cell table:style-name="ce2" office:value-type="string">
            <text:p>Отдел</text:p>
          </table:table-cell>
          <table:table-cell table:style-name="ce2" office:value-type="string">
            <text:p>Наименование товара</text:p>
          </table:table-cell>
          <table:table-cell table:style-name="ce2" office:value-type="string">
            <text:p>Ед. изм.</text:p>
          </table:table-cell>
          <table:table-cell table:style-name="ce2" office:value-type="string">
            <text:p>Количество в упаковке</text:p>
          </table:table-cell>
          <table:table-cell table:style-name="ce2" office:value-type="string">
            <text:p>Поставщик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репёж</text:p>
          </table:table-cell>
          <table:table-cell office:value-type="string">
            <text:p>Саморезы 6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репёж</text:p>
          </table:table-cell>
          <table:table-cell office:value-type="string">
            <text:p>Саморезы 6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репёж</text:p>
          </table:table-cell>
          <table:table-cell office:value-type="string">
            <text:p>Саморезы 6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репёж</text:p>
          </table:table-cell>
          <table:table-cell office:value-type="string">
            <text:p>Саморезы 6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Крепёж</text:p>
          </table:table-cell>
          <table:table-cell office:value-type="string">
            <text:p>Саморезы 8 X 6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Крепёж</text:p>
          </table:table-cell>
          <table:table-cell office:value-type="string">
            <text:p>Саморезы 8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Крепёж</text:p>
          </table:table-cell>
          <table:table-cell office:value-type="string">
            <text:p>Саморезы 8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Крепёж</text:p>
          </table:table-cell>
          <table:table-cell office:value-type="string">
            <text:p>Саморезы 5 X 5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Крепёж</text:p>
          </table:table-cell>
          <table:table-cell office:value-type="string">
            <text:p>Саморезы 5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Крепёж</text:p>
          </table:table-cell>
          <table:table-cell office:value-type="string">
            <text:p>Саморезы 5 X 3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Крепёж</text:p>
          </table:table-cell>
          <table:table-cell office:value-type="string">
            <text:p>Саморезы 4 X 40 (набор) универсальные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Крепёж</text:p>
          </table:table-cell>
          <table:table-cell office:value-type="string">
            <text:p>Дюбели 8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Крепёж</text:p>
          </table:table-cell>
          <table:table-cell office:value-type="string">
            <text:p>Дюбели 8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Крепёж</text:p>
          </table:table-cell>
          <table:table-cell office:value-type="string">
            <text:p>Дюбели 8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Крепёж</text:p>
          </table:table-cell>
          <table:table-cell office:value-type="string">
            <text:p>Дюбели 8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Крепёж</text:p>
          </table:table-cell>
          <table:table-cell office:value-type="string">
            <text:p>Дюбели 8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Крепёж</text:p>
          </table:table-cell>
          <table:table-cell office:value-type="string">
            <text:p>Дюбели 6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Крепёж</text:p>
          </table:table-cell>
          <table:table-cell office:value-type="string">
            <text:p>Дюбели 6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Крепёж</text:p>
          </table:table-cell>
          <table:table-cell office:value-type="string">
            <text:p>Дюбели 6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Крепёж</text:p>
          </table:table-cell>
          <table:table-cell office:value-type="string">
            <text:p>Дюбели 6 X 4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Крепёж</text:p>
          </table:table-cell>
          <table:table-cell office:value-type="string">
            <text:p>Дюбели 6 X 3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Крепёж</text:p>
          </table:table-cell>
          <table:table-cell office:value-type="string">
            <text:p>Дюбели 6 X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Крепёж</text:p>
          </table:table-cell>
          <table:table-cell office:value-type="string">
            <text:p>Дюбели 12 X 7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Крепёж</text:p>
          </table:table-cell>
          <table:table-cell office:value-type="string">
            <text:p>Дюбели 12 X 7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Крепёж</text:p>
          </table:table-cell>
          <table:table-cell office:value-type="string">
            <text:p>Дюбели 12 X 6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Крепёж</text:p>
          </table:table-cell>
          <table:table-cell office:value-type="string">
            <text:p>Дюбели 12 X 5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Крепёж</text:p>
          </table:table-cell>
          <table:table-cell office:value-type="string">
            <text:p>Дюбели 12 X 45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Крепёж</text:p>
          </table:table-cell>
          <table:table-cell office:value-type="string">
            <text:p>Дюбели 6 X 30</text:p>
          </table:table-cell>
          <table:table-cell office:value-type="string">
            <text:p>шт.</text:p>
          </table:table-cell>
          <table:table-cell office:value-type="float" office:value="70">
            <text:p>70</text:p>
          </table:table-cell>
          <table:table-cell office:value-type="string">
            <text:p>ООО "Крепость"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Крепёж</text:p>
          </table:table-cell>
          <table:table-cell office:value-type="string">
            <text:p>Свёрла 5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Крепёж</text:p>
          </table:table-cell>
          <table:table-cell office:value-type="string">
            <text:p>Свёрла 6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Крепёж</text:p>
          </table:table-cell>
          <table:table-cell office:value-type="string">
            <text:p>Свёрла 8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Крепёж</text:p>
          </table:table-cell>
          <table:table-cell office:value-type="string">
            <text:p>Свёрла 10 мм по дереву</text:p>
          </table:table-cell>
          <table:table-cell office:value-type="string">
            <text:p>шт.</text:p>
          </table:table-cell>
          <table:table-cell office:value-type="float" office:value="4">
            <text:p>4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Крепёж</text:p>
          </table:table-cell>
          <table:table-cell office:value-type="string">
            <text:p>Свёрла 6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Крепёж</text:p>
          </table:table-cell>
          <table:table-cell office:value-type="string">
            <text:p>Свёрла 12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Крепёж</text:p>
          </table:table-cell>
          <table:table-cell office:value-type="string">
            <text:p>Свёрла 10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Крепёж</text:p>
          </table:table-cell>
          <table:table-cell office:value-type="string">
            <text:p>Свёрла 5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Крепёж</text:p>
          </table:table-cell>
          <table:table-cell office:value-type="string">
            <text:p>Свёрла 4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Крепёж</text:p>
          </table:table-cell>
          <table:table-cell office:value-type="string">
            <text:p>Свёрла 8 мм победитовые</text:p>
          </table:table-cell>
          <table:table-cell office:value-type="string">
            <text:p>шт.</text:p>
          </table:table-cell>
          <table:table-cell office:value-type="float" office:value="2">
            <text:p>2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Крепёж</text:p>
          </table:table-cell>
          <table:table-cell office:value-type="string">
            <text:p>Свёрла 5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Крепёж</text:p>
          </table:table-cell>
          <table:table-cell office:value-type="string">
            <text:p>Свёрла 6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Крепёж</text:p>
          </table:table-cell>
          <table:table-cell office:value-type="string">
            <text:p>Свёрла 8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Крепёж</text:p>
          </table:table-cell>
          <table:table-cell office:value-type="string">
            <text:p>Свёрла 10 мм с алмазным напыление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Вращение"</text:p>
          </table:table-cell>
          <table:table-cell table:number-columns-repeated="101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прозрач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Краски и клей</text:p>
          </table:table-cell>
          <table:table-cell office:value-type="string">
            <text:p>Герметик силиконовый бел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Краски и клей</text:p>
          </table:table-cell>
          <table:table-cell office:value-type="string">
            <text:p>Клей обойный</text:p>
          </table:table-cell>
          <table:table-cell office:value-type="string">
            <text:p>кг</text:p>
          </table:table-cell>
          <table:table-cell office:value-type="float" office:value="1">
            <text:p>1</text:p>
          </table:table-cell>
          <table:table-cell office:value-type="string">
            <text:p>ООО "Комбинат № 3"</text:p>
          </table:table-cell>
          <table:table-cell table:number-columns-repeated="101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Краски и клей</text:p>
          </table:table-cell>
          <table:table-cell office:value-type="string">
            <text:p>Клей универсальный</text:p>
          </table:table-cell>
          <table:table-cell office:value-type="string">
            <text:p>литр</text:p>
          </table:table-cell>
          <table:table-cell office:value-type="float" office:value="0.5">
            <text:p>0,5</text:p>
          </table:table-cell>
          <table:table-cell office:value-type="string">
            <text:p>ООО "Комбинат № 2"</text:p>
          </table:table-cell>
          <table:table-cell table:number-columns-repeated="101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крас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чёр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синя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OOO <text:s/>"Жизнь во всех красках"</text:p>
          </table:table-cell>
          <table:table-cell table:number-columns-repeated="101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бел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Краски и клей</text:p>
          </table:table-cell>
          <table:table-cell office:value-type="string">
            <text:p>Краска водоэмульсионная зелёная, 3 кг</text:p>
          </table:table-cell>
          <table:table-cell office:value-type="string">
            <text:p>кг</text:p>
          </table:table-cell>
          <table:table-cell office:value-type="float" office:value="3">
            <text:p>3</text:p>
          </table:table-cell>
          <table:table-cell office:value-type="string">
            <text:p>ООО "Кенгуру"</text:p>
          </table:table-cell>
          <table:table-cell table:number-columns-repeated="101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Инструменты</text:p>
          </table:table-cell>
          <table:table-cell office:value-type="string">
            <text:p>Рулетка, 3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3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Мера всех вещей"</text:p>
          </table:table-cell>
          <table:table-cell table:number-columns-repeated="101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Инструменты</text:p>
          </table:table-cell>
          <table:table-cell office:value-type="string">
            <text:p>Потолочный плинтус, 2 м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ООО "Завод 25 век"</text:p>
          </table:table-cell>
          <table:table-cell table:number-columns-repeated="101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л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Электротовары</text:p>
          </table:table-cell>
          <table:table-cell office:value-type="string">
            <text:p>Розетка с заземлением бежевая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двух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Электротовары</text:p>
          </table:table-cell>
          <table:table-cell office:value-type="string">
            <text:p>Выключатель одноклавишный</text:p>
          </table:table-cell>
          <table:table-cell office:value-type="string">
            <text:p>шт.</text:p>
          </table:table-cell>
          <table:table-cell office:value-type="float" office:value="1">
            <text:p>1</text:p>
          </table:table-cell>
          <table:table-cell office:value-type="string">
            <text:p>OOO <text:s/>"ЭН и Я"</text:p>
          </table:table-cell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агазин" table:style-name="ta3" table:print="false"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9" table:number-columns-repeated="1021" table:default-cell-style-name="Excel_20_Built-in_20_Normal"/>
        <table:table-row table:style-name="ro2">
          <table:table-cell table:style-name="ce5" office:value-type="string">
            <text:p>ID магазина</text:p>
          </table:table-cell>
          <table:table-cell table:style-name="ce5" office:value-type="string">
            <text:p>Район</text:p>
          </table:table-cell>
          <table:table-cell table:style-name="ce5" office:value-type="string">
            <text:p>Адрес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</text:p>
          </table:table-cell>
          <table:table-cell office:value-type="string">
            <text:p>Тихий</text:p>
          </table:table-cell>
          <table:table-cell office:value-type="string">
            <text:p>ул. Титановая, 26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2</text:p>
          </table:table-cell>
          <table:table-cell office:value-type="string">
            <text:p>Прибрежный</text:p>
          </table:table-cell>
          <table:table-cell office:value-type="string">
            <text:p>ул. Есенина, 1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3</text:p>
          </table:table-cell>
          <table:table-cell office:value-type="string">
            <text:p>Тихий</text:p>
          </table:table-cell>
          <table:table-cell office:value-type="string">
            <text:p>просп. Солнца, 27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4</text:p>
          </table:table-cell>
          <table:table-cell office:value-type="string">
            <text:p>Тихий</text:p>
          </table:table-cell>
          <table:table-cell office:value-type="string">
            <text:p>переул. Кругосветный, 17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5</text:p>
          </table:table-cell>
          <table:table-cell office:value-type="string">
            <text:p>Прибрежный</text:p>
          </table:table-cell>
          <table:table-cell office:value-type="string">
            <text:p>ул. Морская, 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6</text:p>
          </table:table-cell>
          <table:table-cell office:value-type="string">
            <text:p>Черепахино</text:p>
          </table:table-cell>
          <table:table-cell office:value-type="string">
            <text:p>ул. Западная, 11/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7</text:p>
          </table:table-cell>
          <table:table-cell office:value-type="string">
            <text:p>Черепахино</text:p>
          </table:table-cell>
          <table:table-cell office:value-type="string">
            <text:p>ул. Привокзальная, 7а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8</text:p>
          </table:table-cell>
          <table:table-cell office:value-type="string">
            <text:p>Прибрежный</text:p>
          </table:table-cell>
          <table:table-cell office:value-type="string">
            <text:p>просп. Достоевского, 19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9</text:p>
          </table:table-cell>
          <table:table-cell office:value-type="string">
            <text:p>Тихий</text:p>
          </table:table-cell>
          <table:table-cell office:value-type="string">
            <text:p>ул. Карам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0</text:p>
          </table:table-cell>
          <table:table-cell office:value-type="string">
            <text:p>Тихий</text:p>
          </table:table-cell>
          <table:table-cell office:value-type="string">
            <text:p>ул. Титановая, 22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1</text:p>
          </table:table-cell>
          <table:table-cell office:value-type="string">
            <text:p>Черепахино</text:p>
          </table:table-cell>
          <table:table-cell office:value-type="string">
            <text:p>просп. Садко, 121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2</text:p>
          </table:table-cell>
          <table:table-cell office:value-type="string">
            <text:p>Черепахино</text:p>
          </table:table-cell>
          <table:table-cell office:value-type="string">
            <text:p>просп. Дальневосточный, 110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3</text:p>
          </table:table-cell>
          <table:table-cell office:value-type="string">
            <text:p>Утренний</text:p>
          </table:table-cell>
          <table:table-cell office:value-type="string">
            <text:p>бульвар Новаторов, 3/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4</text:p>
          </table:table-cell>
          <table:table-cell office:value-type="string">
            <text:p>Утренний</text:p>
          </table:table-cell>
          <table:table-cell office:value-type="string">
            <text:p>переул. Новый, 4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5</text:p>
          </table:table-cell>
          <table:table-cell office:value-type="string">
            <text:p>Прибрежный</text:p>
          </table:table-cell>
          <table:table-cell office:value-type="string">
            <text:p>ул. Морозная, 12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6</text:p>
          </table:table-cell>
          <table:table-cell office:value-type="string">
            <text:p>Тихий</text:p>
          </table:table-cell>
          <table:table-cell office:value-type="string">
            <text:p>ул. Солнечная, 8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7</text:p>
          </table:table-cell>
          <table:table-cell office:value-type="string">
            <text:p>Утренний</text:p>
          </table:table-cell>
          <table:table-cell office:value-type="string">
            <text:p>ул. Мечтательная, 3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A18</text:p>
          </table:table-cell>
          <table:table-cell office:value-type="string">
            <text:p>Утренний</text:p>
          </table:table-cell>
          <table:table-cell office:value-type="string">
            <text:p>просп. Романтиков, 28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03.11.2021</text:date>, <text:time>10:02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овар" style:display-name="PageStyle_Това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Магазин" style:display-name="PageStyle_Магази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3" meta:cell-count="16467" meta:object-count="0"/>
    <meta:generator>OpenOffice.org/3.3$Win32 OpenOffice.org_project/330m20$Build-9567</meta:generator>
  </office:meta>
</office:document-meta>
</file>